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33cm"/>
    </style:style>
    <style:style style:name="co2" style:family="table-column">
      <style:table-column-properties fo:break-before="auto" style:column-width="3.447cm"/>
    </style:style>
    <style:style style:name="co3" style:family="table-column">
      <style:table-column-properties fo:break-before="auto" style:column-width="4.149cm"/>
    </style:style>
    <style:style style:name="co4" style:family="table-column">
      <style:table-column-properties fo:break-before="auto" style:column-width="0.693cm"/>
    </style:style>
    <style:style style:name="co5" style:family="table-column">
      <style:table-column-properties fo:break-before="auto" style:column-width="4.018cm"/>
    </style:style>
    <style:style style:name="co6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794cm"/>
    </style:style>
    <style:style style:name="co8" style:family="table-column">
      <style:table-column-properties fo:break-before="auto" style:column-width="4.143cm"/>
    </style:style>
    <style:style style:name="co9" style:family="table-column">
      <style:table-column-properties fo:break-before="auto" style:column-width="3.997cm"/>
    </style:style>
    <style:style style:name="co10" style:family="table-column">
      <style:table-column-properties fo:break-before="auto" style:column-width="3.993cm"/>
    </style:style>
    <style:style style:name="co11" style:family="table-column">
      <style:table-column-properties fo:break-before="auto" style:column-width="0.482cm"/>
    </style:style>
    <style:style style:name="co12" style:family="table-column">
      <style:table-column-properties fo:break-before="auto" style:column-width="3.983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0.489cm"/>
    </style:style>
    <style:style style:name="co15" style:family="table-column">
      <style:table-column-properties fo:break-before="auto" style:column-width="3.51cm"/>
    </style:style>
    <style:style style:name="co16" style:family="table-column">
      <style:table-column-properties fo:break-before="auto" style:column-width="0.49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8.0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17" table:number-columns-repeated="13" table:default-cell-style-name="Default"/>
        <table:table-column table:style-name="co18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NSL</text:p>
          </table:table-cell>
          <table:covered-table-cell table:style-name="ce1"/>
          <table:covered-table-cell/>
          <table:table-cell table:style-name="ce1" office:value-type="string" calcext:value-type="string" table:number-columns-spanned="3" table:number-rows-spanned="1">
            <text:p>IONOSPHERE</text:p>
          </table:table-cell>
          <table:covered-table-cell table:style-name="ce1"/>
          <table:covered-table-cell/>
          <table:table-cell table:style-name="ce1" office:value-type="string" calcext:value-type="string" table:number-columns-spanned="3" table:number-rows-spanned="1">
            <text:p>WDBC</text:p>
          </table:table-cell>
          <table:covered-table-cell table:style-name="ce1"/>
          <table:covered-table-cell/>
          <table:table-cell table:style-name="ce1" office:value-type="string" calcext:value-type="string" table:number-columns-spanned="3" table:number-rows-spanned="1">
            <text:p>HILLVALLEY</text:p>
          </table:table-cell>
          <table:covered-table-cell table:style-name="ce1"/>
          <table:covered-table-cell/>
          <table:table-cell table:style-name="ce1" office:value-type="string" calcext:value-type="string" table:number-columns-spanned="3" table:number-rows-spanned="1">
            <text:p>VOWEL</text:p>
          </table:table-cell>
          <table:covered-table-cell table:style-name="ce1"/>
          <table:covered-table-cell/>
          <table:table-cell table:style-name="ce1" office:value-type="string" calcext:value-type="string" table:number-columns-spanned="3" table:number-rows-spanned="1">
            <text:p>WINE</text:p>
          </table:table-cell>
          <table:covered-table-cell table:style-name="ce1"/>
          <table:covered-table-cell/>
          <table:table-cell table:style-name="ce1" office:value-type="string" calcext:value-type="string" table:number-columns-spanned="3" table:number-rows-spanned="1">
            <text:p>ACC</text:p>
          </table:table-cell>
          <table:covered-table-cell table:style-name="ce1"/>
          <table:covered-table-cell/>
          <table:table-cell table:style-name="ce1" office:value-type="string" calcext:value-type="string" table:number-columns-spanned="3" table:number-rows-spanned="1">
            <text:p>SEGMENTATION</text:p>
          </table:table-cell>
          <table:covered-table-cell table:style-name="ce1"/>
          <table:covered-table-cell/>
          <table:table-cell table:style-name="ce1" office:value-type="string" calcext:value-type="string" table:number-columns-spanned="3" table:number-rows-spanned="1">
            <text:p>ISOLET</text:p>
          </table:table-cell>
          <table:covered-table-cell table:style-name="ce1"/>
          <table:covered-table-cell/>
          <table:table-cell table:style-name="ce1" office:value-type="string" calcext:value-type="string" table:number-columns-spanned="3" table:number-rows-spanned="1">
            <text:p>VEHICLE</text:p>
          </table:table-cell>
          <table:covered-table-cell table:style-name="ce1"/>
          <table:covered-table-cell/>
          <table:table-cell table:style-name="ce5" office:value-type="string" calcext:value-type="string" table:number-columns-spanned="3" table:number-rows-spanned="1">
            <text:p>IOT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DIABETES</text:p>
          </table:table-cell>
          <table:covered-table-cell table:number-columns-repeated="2" table:style-name="ce5"/>
          <table:table-cell table:number-columns-repeated="33"/>
        </table:table-row>
        <table:table-row table:style-name="ro1">
          <table:table-cell/>
          <table:table-cell table:style-name="ce1" office:value-type="string" calcext:value-type="string" table:number-columns-spanned="36" table:number-rows-spanned="1">
            <text:p>ACCURACY</text:p>
          </table:table-cell>
          <table:covered-table-cell table:number-columns-repeated="2" table:style-name="ce1"/>
          <table:covered-table-cell table:number-columns-repeated="33"/>
          <table:table-cell table:number-columns-repeated="33"/>
        </table:table-row>
        <table:table-row table:style-name="ro1">
          <table:table-cell office:value-type="string" calcext:value-type="string">
            <text:p>No-FS</text:p>
          </table:table-cell>
          <table:table-cell table:style-name="Default" office:value-type="float" office:value="0.996973444956472" calcext:value-type="float">
            <text:p>0.996973444956472</text:p>
          </table:table-cell>
          <table:table-cell table:style-name="Default" office:value-type="float" office:value="0.000312921685466237" calcext:value-type="float">
            <text:p>0.000312921685466237</text:p>
          </table:table-cell>
          <table:table-cell office:value-type="float" office:value="38" calcext:value-type="float">
            <text:p>38</text:p>
          </table:table-cell>
          <table:table-cell office:value-type="float" office:value="0.866569969933747" calcext:value-type="float">
            <text:p>0.866569969933747</text:p>
          </table:table-cell>
          <table:table-cell office:value-type="float" office:value="0.0230881875815748" calcext:value-type="float">
            <text:p>0.0230881875815748</text:p>
          </table:table-cell>
          <table:table-cell office:value-type="float" office:value="33" calcext:value-type="float">
            <text:p>33</text:p>
          </table:table-cell>
          <table:table-cell office:value-type="float" office:value="0.943490484917612" calcext:value-type="float">
            <text:p>0.943490484917612</text:p>
          </table:table-cell>
          <table:table-cell office:value-type="float" office:value="0.0136833091982401" calcext:value-type="float">
            <text:p>0.0136833091982401</text:p>
          </table:table-cell>
          <table:table-cell office:value-type="float" office:value="31" calcext:value-type="float">
            <text:p>31</text:p>
          </table:table-cell>
          <table:table-cell office:value-type="float" office:value="0.519684639843554" calcext:value-type="float">
            <text:p>0.519684639843554</text:p>
          </table:table-cell>
          <table:table-cell office:value-type="float" office:value="0.0367704674293919" calcext:value-type="float">
            <text:p>0.0367704674293919</text:p>
          </table:table-cell>
          <table:table-cell office:value-type="float" office:value="100" calcext:value-type="float">
            <text:p>100</text:p>
          </table:table-cell>
          <table:table-cell office:value-type="float" office:value="0.805973159278633" calcext:value-type="float">
            <text:p>0.805973159278633</text:p>
          </table:table-cell>
          <table:table-cell office:value-type="float" office:value="0.0208658729435529" calcext:value-type="float">
            <text:p>0.0208658729435529</text:p>
          </table:table-cell>
          <table:table-cell office:value-type="float" office:value="12" calcext:value-type="float">
            <text:p>12</text:p>
          </table:table-cell>
          <table:table-cell office:value-type="float" office:value="0.943531746031746" calcext:value-type="float">
            <text:p>0.943531746031746</text:p>
          </table:table-cell>
          <table:table-cell office:value-type="float" office:value="0.0202904784255874" calcext:value-type="float">
            <text:p>0.0202904784255874</text:p>
          </table:table-cell>
          <table:table-cell office:value-type="float" office:value="13" calcext:value-type="float">
            <text:p>13</text:p>
          </table:table-cell>
          <table:table-cell office:value-type="float" office:value="0.999447948760208" calcext:value-type="float">
            <text:p>0.999447948760208</text:p>
          </table:table-cell>
          <table:table-cell office:value-type="float" office:value="0.0000621161675797047" calcext:value-type="float">
            <text:p>6.21161675797047E-05</text:p>
          </table:table-cell>
          <table:table-cell office:value-type="float" office:value="30" calcext:value-type="float">
            <text:p>30</text:p>
          </table:table-cell>
          <table:table-cell office:value-type="float" office:value="0.43822966291288" calcext:value-type="float">
            <text:p>0.43822966291288</text:p>
          </table:table-cell>
          <table:table-cell office:value-type="float" office:value="0.00867518863849115" calcext:value-type="float">
            <text:p>0.00867518863849115</text:p>
          </table:table-cell>
          <table:table-cell office:value-type="float" office:value="9" calcext:value-type="float">
            <text:p>9</text:p>
          </table:table-cell>
          <table:table-cell office:value-type="float" office:value="0.90657718000996" calcext:value-type="float">
            <text:p>0.90657718000996</text:p>
          </table:table-cell>
          <table:table-cell office:value-type="float" office:value="0.00621924869825241" calcext:value-type="float">
            <text:p>0.00621924869825241</text:p>
          </table:table-cell>
          <table:table-cell office:value-type="float" office:value="617" calcext:value-type="float">
            <text:p>617</text:p>
          </table:table-cell>
          <table:table-cell office:value-type="float" office:value="0.811016049529675" calcext:value-type="float">
            <text:p>0.811016049529675</text:p>
          </table:table-cell>
          <table:table-cell office:value-type="float" office:value="0.0124546913762905" calcext:value-type="float">
            <text:p>0.0124546913762905</text:p>
          </table:table-cell>
          <table:table-cell office:value-type="float" office:value="8" calcext:value-type="float">
            <text:p>8</text:p>
          </table:table-cell>
          <table:table-cell office:value-type="float" office:value="0.977276455358872" calcext:value-type="float">
            <text:p>0.977276455358872</text:p>
          </table:table-cell>
          <table:table-cell office:value-type="float" office:value="0.000451247597609765" calcext:value-type="float">
            <text:p>0.000451247597609765</text:p>
          </table:table-cell>
          <table:table-cell office:value-type="float" office:value="28" calcext:value-type="float">
            <text:p>28</text:p>
          </table:table-cell>
          <table:table-cell office:value-type="float" office:value="0.764725655029127" calcext:value-type="float">
            <text:p>0.764725655029127</text:p>
          </table:table-cell>
          <table:table-cell office:value-type="float" office:value="0.0156007165559772" calcext:value-type="float">
            <text:p>0.0156007165559772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OVA</text:p>
          </table:table-cell>
          <table:table-cell office:value-type="float" office:value="0.996401508195732" calcext:value-type="float">
            <text:p>0.996401508195732</text:p>
          </table:table-cell>
          <table:table-cell office:value-type="float" office:value="0.000441735932510693" calcext:value-type="float">
            <text:p>0.000441735932510693</text:p>
          </table:table-cell>
          <table:table-cell office:value-type="float" office:value="33" calcext:value-type="float">
            <text:p>33</text:p>
          </table:table-cell>
          <table:table-cell table:style-name="ce13" office:value-type="float" office:value="0.868730048159615" calcext:value-type="float">
            <text:p>0.868730048159615</text:p>
          </table:table-cell>
          <table:table-cell table:style-name="ce13" office:value-type="float" office:value="0.0310064115314975" calcext:value-type="float">
            <text:p>0.0310064115314975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0.944867805940428" calcext:value-type="float">
            <text:p>0.944867805940428</text:p>
          </table:table-cell>
          <table:table-cell table:style-name="ce13" office:value-type="float" office:value="0.0136508654949305" calcext:value-type="float">
            <text:p>0.0136508654949305</text:p>
          </table:table-cell>
          <table:table-cell office:value-type="float" office:value="23" calcext:value-type="float">
            <text:p>23</text:p>
          </table:table-cell>
          <table:table-cell table:style-name="ce13" office:value-type="float" office:value="0.515285747280035" calcext:value-type="float">
            <text:p>0.515285747280035</text:p>
          </table:table-cell>
          <table:table-cell table:style-name="ce13" office:value-type="float" office:value="0.0312153936162552" calcext:value-type="float">
            <text:p>0.0312153936162552</text:p>
          </table:table-cell>
          <table:table-cell office:value-type="float" office:value="65" calcext:value-type="float">
            <text:p>65</text:p>
          </table:table-cell>
          <table:table-cell table:style-name="ce13" office:value-type="float" office:value="0.808082565989206" calcext:value-type="float">
            <text:p>0.808082565989206</text:p>
          </table:table-cell>
          <table:table-cell table:style-name="ce13" office:value-type="float" office:value="0.0227720240331706" calcext:value-type="float">
            <text:p>0.0227720240331706</text:p>
          </table:table-cell>
          <table:table-cell office:value-type="float" office:value="11" calcext:value-type="float">
            <text:p>11</text:p>
          </table:table-cell>
          <table:table-cell table:style-name="ce13" office:value-type="float" office:value="0.945944444444444" calcext:value-type="float">
            <text:p>0.945944444444444</text:p>
          </table:table-cell>
          <table:table-cell table:style-name="ce13" office:value-type="float" office:value="0.0338989511473274" calcext:value-type="float">
            <text:p>0.0338989511473274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999059650276767" calcext:value-type="float">
            <text:p>0.999059650276767</text:p>
          </table:table-cell>
          <table:table-cell table:style-name="ce13" office:value-type="float" office:value="0.0000761922426599121" calcext:value-type="float">
            <text:p>7.61922426599121E-05</text:p>
          </table:table-cell>
          <table:table-cell office:value-type="float" office:value="21" calcext:value-type="float">
            <text:p>21</text:p>
          </table:table-cell>
          <table:table-cell table:style-name="ce13" office:value-type="float" office:value="0.425391230915883" calcext:value-type="float">
            <text:p>0.425391230915883</text:p>
          </table:table-cell>
          <table:table-cell table:style-name="ce13" office:value-type="float" office:value="0.0155793964295909" calcext:value-type="float">
            <text:p>0.0155793964295909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907249473420621" calcext:value-type="float">
            <text:p>0.907249473420621</text:p>
          </table:table-cell>
          <table:table-cell table:style-name="ce13" office:value-type="float" office:value="0.0063978200319669" calcext:value-type="float">
            <text:p>0.0063978200319669</text:p>
          </table:table-cell>
          <table:table-cell office:value-type="float" office:value="480" calcext:value-type="float">
            <text:p>480</text:p>
          </table:table-cell>
          <table:table-cell table:style-name="ce13" office:value-type="float" office:value="0.795066161634033" calcext:value-type="float">
            <text:p>0.795066161634033</text:p>
          </table:table-cell>
          <table:table-cell table:style-name="ce13" office:value-type="float" office:value="0.0137354867562488" calcext:value-type="float">
            <text:p>0.0137354867562488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0.965558331262557" calcext:value-type="float">
            <text:p>0.965558331262557</text:p>
          </table:table-cell>
          <table:table-cell table:style-name="ce13" office:value-type="float" office:value="0.000627153112703042" calcext:value-type="float">
            <text:p>0.000627153112703042</text:p>
          </table:table-cell>
          <table:table-cell office:value-type="float" office:value="19" calcext:value-type="float">
            <text:p>19</text:p>
          </table:table-cell>
          <table:table-cell table:style-name="ce13" office:value-type="float" office:value="0.75839388030419" calcext:value-type="float">
            <text:p>0.75839388030419</text:p>
          </table:table-cell>
          <table:table-cell table:style-name="ce13" office:value-type="float" office:value="0.0232736318421785" calcext:value-type="float">
            <text:p>0.0232736318421785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FE</text:p>
          </table:table-cell>
          <table:table-cell office:value-type="float" office:value="0.996666023864324" calcext:value-type="float">
            <text:p>0.996666023864324</text:p>
          </table:table-cell>
          <table:table-cell office:value-type="float" office:value="0.000381823598163964" calcext:value-type="float">
            <text:p>0.000381823598163964</text:p>
          </table:table-cell>
          <table:table-cell office:value-type="float" office:value="31" calcext:value-type="float">
            <text:p>31</text:p>
          </table:table-cell>
          <table:table-cell table:style-name="ce13" office:value-type="float" office:value="0.867676606846885" calcext:value-type="float">
            <text:p>0.867676606846885</text:p>
          </table:table-cell>
          <table:table-cell table:style-name="ce13" office:value-type="float" office:value="0.0545610413997186" calcext:value-type="float">
            <text:p>0.0545610413997186</text:p>
          </table:table-cell>
          <table:table-cell office:value-type="float" office:value="11" calcext:value-type="float">
            <text:p>11</text:p>
          </table:table-cell>
          <table:table-cell table:style-name="ce13" office:value-type="float" office:value="0.9480419687304" calcext:value-type="float">
            <text:p>0.9480419687304</text:p>
          </table:table-cell>
          <table:table-cell table:style-name="ce13" office:value-type="float" office:value="0.0216977758882074" calcext:value-type="float">
            <text:p>0.0216977758882074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503702394830626" calcext:value-type="float">
            <text:p>0.503702394830626</text:p>
          </table:table-cell>
          <table:table-cell table:style-name="ce13" office:value-type="float" office:value="0.0285366670283672" calcext:value-type="float">
            <text:p>0.0285366670283672</text:p>
          </table:table-cell>
          <table:table-cell office:value-type="float" office:value="45" calcext:value-type="float">
            <text:p>45</text:p>
          </table:table-cell>
          <table:table-cell table:style-name="ce13" office:value-type="float" office:value="0.808524513296864" calcext:value-type="float">
            <text:p>0.808524513296864</text:p>
          </table:table-cell>
          <table:table-cell table:style-name="ce13" office:value-type="float" office:value="0.026180118249721" calcext:value-type="float">
            <text:p>0.026180118249721</text:p>
          </table:table-cell>
          <table:table-cell office:value-type="float" office:value="10" calcext:value-type="float">
            <text:p>10</text:p>
          </table:table-cell>
          <table:table-cell table:style-name="ce13" office:value-type="float" office:value="0.947309523809524" calcext:value-type="float">
            <text:p>0.947309523809524</text:p>
          </table:table-cell>
          <table:table-cell table:style-name="ce13" office:value-type="float" office:value="0.0386453574939177" calcext:value-type="float">
            <text:p>0.0386453574939177</text:p>
          </table:table-cell>
          <table:table-cell office:value-type="float" office:value="7" calcext:value-type="float">
            <text:p>7</text:p>
          </table:table-cell>
          <table:table-cell office:value-type="float" office:value="0.996454482399652" calcext:value-type="float">
            <text:p>0.996454482399652</text:p>
          </table:table-cell>
          <table:table-cell table:formula="of:=[.U3]+[.U4]" office:value-type="float" office:value="0.000138308410239617" calcext:value-type="float">
            <text:p>0.000138308410239617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0.433815366616749" calcext:value-type="float">
            <text:p>0.433815366616749</text:p>
          </table:table-cell>
          <table:table-cell table:style-name="ce13" office:value-type="float" office:value="0.0100612736990344" calcext:value-type="float">
            <text:p>0.0100612736990344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906869375018351" calcext:value-type="float">
            <text:p>0.906869375018351</text:p>
          </table:table-cell>
          <table:table-cell table:style-name="ce13" office:value-type="float" office:value="0.000490830951744015" calcext:value-type="float">
            <text:p>0.000490830951744015</text:p>
          </table:table-cell>
          <table:table-cell office:value-type="float" office:value="400" calcext:value-type="float">
            <text:p>400</text:p>
          </table:table-cell>
          <table:table-cell table:style-name="ce13" office:value-type="float" office:value="0.800159035412888" calcext:value-type="float">
            <text:p>0.800159035412888</text:p>
          </table:table-cell>
          <table:table-cell table:style-name="ce13" office:value-type="float" office:value="0.0132954889569949" calcext:value-type="float">
            <text:p>0.0132954889569949</text:p>
          </table:table-cell>
          <table:table-cell office:value-type="float" office:value="6" calcext:value-type="float">
            <text:p>6</text:p>
          </table:table-cell>
          <table:table-cell office:value-type="float" office:value="0.987483267420016" calcext:value-type="float">
            <text:p>0.987483267420016</text:p>
          </table:table-cell>
          <table:table-cell office:value-type="float" office:value="0.000364429916585085" calcext:value-type="float">
            <text:p>0.000364429916585085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0.761895593184571" calcext:value-type="float">
            <text:p>0.761895593184571</text:p>
          </table:table-cell>
          <table:table-cell table:style-name="ce13" office:value-type="float" office:value="0.03397141170446" calcext:value-type="float">
            <text:p>0.03397141170446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d-FiS</text:p>
          </table:table-cell>
          <table:table-cell office:value-type="float" office:value="0.996013045146001" calcext:value-type="float">
            <text:p>0.996013045146001</text:p>
          </table:table-cell>
          <table:table-cell office:value-type="float" office:value="0.000598382564444735" calcext:value-type="float">
            <text:p>0.000598382564444735</text:p>
          </table:table-cell>
          <table:table-cell office:value-type="float" office:value="32" calcext:value-type="float">
            <text:p>32</text:p>
          </table:table-cell>
          <table:table-cell table:style-name="ce13" office:value-type="float" office:value="0.891500270283552" calcext:value-type="float">
            <text:p>0.891500270283552</text:p>
          </table:table-cell>
          <table:table-cell table:style-name="ce13" office:value-type="float" office:value="0.0250522939667418" calcext:value-type="float">
            <text:p>0.0250522939667418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0.949041547582315" calcext:value-type="float">
            <text:p>0.949041547582315</text:p>
          </table:table-cell>
          <table:table-cell table:style-name="ce13" office:value-type="float" office:value="0.0190426934141939" calcext:value-type="float">
            <text:p>0.0190426934141939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0.519059662128691" calcext:value-type="float">
            <text:p>0.519059662128691</text:p>
          </table:table-cell>
          <table:table-cell table:style-name="ce13" office:value-type="float" office:value="0.0190431435609164" calcext:value-type="float">
            <text:p>0.0190431435609164</text:p>
          </table:table-cell>
          <table:table-cell office:value-type="float" office:value="25" calcext:value-type="float">
            <text:p>25</text:p>
          </table:table-cell>
          <table:table-cell table:style-name="ce13" office:value-type="float" office:value="0.797902641853235" calcext:value-type="float">
            <text:p>0.797902641853235</text:p>
          </table:table-cell>
          <table:table-cell table:style-name="ce13" office:value-type="float" office:value="0.0201907297887165" calcext:value-type="float">
            <text:p>0.0201907297887165</text:p>
          </table:table-cell>
          <table:table-cell office:value-type="float" office:value="11" calcext:value-type="float">
            <text:p>11</text:p>
          </table:table-cell>
          <table:table-cell table:style-name="ce13" office:value-type="float" office:value="0.950777777777778" calcext:value-type="float">
            <text:p>0.950777777777778</text:p>
          </table:table-cell>
          <table:table-cell table:style-name="ce13" office:value-type="float" office:value="0.030236924528435" calcext:value-type="float">
            <text:p>0.030236924528435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0.999010957868843" calcext:value-type="float">
            <text:p>0.999010957868843</text:p>
          </table:table-cell>
          <table:table-cell table:style-name="ce13" office:value-type="float" office:value="0.0000623904074797667" calcext:value-type="float">
            <text:p>6.23904074797667E-05</text:p>
          </table:table-cell>
          <table:table-cell office:value-type="float" office:value="21" calcext:value-type="float">
            <text:p>21</text:p>
          </table:table-cell>
          <table:table-cell table:style-name="ce13" office:value-type="float" office:value="0.419020203102438" calcext:value-type="float">
            <text:p>0.419020203102438</text:p>
          </table:table-cell>
          <table:table-cell table:style-name="ce13" office:value-type="float" office:value="0.00882558827380237" calcext:value-type="float">
            <text:p>0.00882558827380237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0.908473378922237" calcext:value-type="float">
            <text:p>0.908473378922237</text:p>
          </table:table-cell>
          <table:table-cell table:style-name="ce13" office:value-type="float" office:value="0.00912064117489619" calcext:value-type="float">
            <text:p>0.00912064117489619</text:p>
          </table:table-cell>
          <table:table-cell office:value-type="float" office:value="480" calcext:value-type="float">
            <text:p>480</text:p>
          </table:table-cell>
          <table:table-cell table:style-name="ce13" office:value-type="float" office:value="0.805712198819155" calcext:value-type="float">
            <text:p>0.805712198819155</text:p>
          </table:table-cell>
          <table:table-cell table:style-name="ce13" office:value-type="float" office:value="0.0108032730543332" calcext:value-type="float">
            <text:p>0.0108032730543332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0.98051183855244" calcext:value-type="float">
            <text:p>0.98051183855244</text:p>
          </table:table-cell>
          <table:table-cell table:style-name="ce13" office:value-type="float" office:value="0.000814524626773201" calcext:value-type="float">
            <text:p>0.000814524626773201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0.773404410144076" calcext:value-type="float">
            <text:p>0.773404410144076</text:p>
          </table:table-cell>
          <table:table-cell table:style-name="ce13" office:value-type="float" office:value="0.0178592431506816" calcext:value-type="float">
            <text:p>0.0178592431506816</text:p>
          </table:table-cell>
          <table:table-cell office:value-type="float" office:value="6" calcext:value-type="float">
            <text:p>6</text:p>
          </table:table-cell>
          <table:table-cell table:number-columns-repeated="1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d-MoFS</text:p>
          </table:table-cell>
          <table:table-cell office:value-type="float" office:value="0.996001885842251" calcext:value-type="float">
            <text:p>0.996001885842251</text:p>
          </table:table-cell>
          <table:table-cell office:value-type="float" office:value="0.000989187168014619" calcext:value-type="float">
            <text:p>0.000989187168014619</text:p>
          </table:table-cell>
          <table:table-cell office:value-type="float" office:value="25" calcext:value-type="float">
            <text:p>25</text:p>
          </table:table-cell>
          <table:table-cell table:style-name="ce13" office:value-type="float" office:value="0.887275124084722" calcext:value-type="float">
            <text:p>0.887275124084722</text:p>
          </table:table-cell>
          <table:table-cell table:style-name="ce13" office:value-type="float" office:value="0.029692394035655" calcext:value-type="float">
            <text:p>0.029692394035655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0.943649141067491" calcext:value-type="float">
            <text:p>0.943649141067491</text:p>
          </table:table-cell>
          <table:table-cell table:style-name="ce13" office:value-type="float" office:value="0.0172064259398889" calcext:value-type="float">
            <text:p>0.0172064259398889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0.558860353323356" calcext:value-type="float">
            <text:p>0.558860353323356</text:p>
          </table:table-cell>
          <table:table-cell table:style-name="ce13" office:value-type="float" office:value="0.0287392002367381" calcext:value-type="float">
            <text:p>0.0287392002367381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0.790247649074068" calcext:value-type="float">
            <text:p>0.790247649074068</text:p>
          </table:table-cell>
          <table:table-cell table:style-name="ce13" office:value-type="float" office:value="0.0374983359626604" calcext:value-type="float">
            <text:p>0.0374983359626604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955111111111111" calcext:value-type="float">
            <text:p>0.955111111111111</text:p>
          </table:table-cell>
          <table:table-cell table:style-name="ce13" office:value-type="float" office:value="0.0263544219355227" calcext:value-type="float">
            <text:p>0.0263544219355227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0.999016023393373" calcext:value-type="float">
            <text:p>0.999016023393373</text:p>
          </table:table-cell>
          <table:table-cell table:style-name="ce13" office:value-type="float" office:value="0.000121229082831715" calcext:value-type="float">
            <text:p>0.000121229082831715</text:p>
          </table:table-cell>
          <table:table-cell office:value-type="float" office:value="17" calcext:value-type="float">
            <text:p>17</text:p>
          </table:table-cell>
          <table:table-cell table:style-name="ce13" office:value-type="float" office:value="0.424851124514107" calcext:value-type="float">
            <text:p>0.424851124514107</text:p>
          </table:table-cell>
          <table:table-cell table:style-name="ce13" office:value-type="float" office:value="0.0140185972458096" calcext:value-type="float">
            <text:p>0.0140185972458096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907587366790583" calcext:value-type="float">
            <text:p>0.907587366790583</text:p>
          </table:table-cell>
          <table:table-cell table:style-name="ce13" office:value-type="float" office:value="0.00586225417876667" calcext:value-type="float">
            <text:p>0.00586225417876667</text:p>
          </table:table-cell>
          <table:table-cell office:value-type="float" office:value="400" calcext:value-type="float">
            <text:p>400</text:p>
          </table:table-cell>
          <table:table-cell table:style-name="ce13" office:value-type="float" office:value="0.791719837970486" calcext:value-type="float">
            <text:p>0.791719837970486</text:p>
          </table:table-cell>
          <table:table-cell table:style-name="ce13" office:value-type="float" office:value="0.0204242650648464" calcext:value-type="float">
            <text:p>0.0204242650648464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0.983303258463864" calcext:value-type="float">
            <text:p>0.983303258463864</text:p>
          </table:table-cell>
          <table:table-cell table:style-name="ce13" office:value-type="float" office:value="0.00048109186680482" calcext:value-type="float">
            <text:p>0.00048109186680482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0.766375778040792" calcext:value-type="float">
            <text:p>0.766375778040792</text:p>
          </table:table-cell>
          <table:table-cell table:style-name="ce13" office:value-type="float" office:value="0.0219498495485845" calcext:value-type="float">
            <text:p>0.0219498495485845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36" table:number-rows-spanned="1">
            <text:p>PRECISION</text:p>
          </table:table-cell>
          <table:covered-table-cell table:number-columns-repeated="2" table:style-name="ce1"/>
          <table:covered-table-cell table:number-columns-repeated="33"/>
          <table:table-cell table:number-columns-repeated="33"/>
        </table:table-row>
        <table:table-row table:style-name="ro1">
          <table:table-cell office:value-type="string" calcext:value-type="string">
            <text:p>No-FS</text:p>
          </table:table-cell>
          <table:table-cell table:style-name="Default" office:value-type="float" office:value="0.996978794489101" calcext:value-type="float">
            <text:p>0.996978794489101</text:p>
          </table:table-cell>
          <table:table-cell table:style-name="Default" office:value-type="float" office:value="0.000311489045889468" calcext:value-type="float">
            <text:p>0.000311489045889468</text:p>
          </table:table-cell>
          <table:table-cell table:formula="of:=[.D3]" office:value-type="float" office:value="38" calcext:value-type="float">
            <text:p>38</text:p>
          </table:table-cell>
          <table:table-cell office:value-type="float" office:value="0.888495104289893" calcext:value-type="float">
            <text:p>0.888495104289893</text:p>
          </table:table-cell>
          <table:table-cell office:value-type="float" office:value="0.0159000065551161" calcext:value-type="float">
            <text:p>0.0159000065551161</text:p>
          </table:table-cell>
          <table:table-cell table:formula="of:=[.G3]" office:value-type="float" office:value="33" calcext:value-type="float">
            <text:p>33</text:p>
          </table:table-cell>
          <table:table-cell office:value-type="float" office:value="0.947526063382396" calcext:value-type="float">
            <text:p>0.947526063382396</text:p>
          </table:table-cell>
          <table:table-cell office:value-type="float" office:value="0.014355593160808" calcext:value-type="float">
            <text:p>0.014355593160808</text:p>
          </table:table-cell>
          <table:table-cell table:formula="of:=[.J3]" office:value-type="float" office:value="31" calcext:value-type="float">
            <text:p>31</text:p>
          </table:table-cell>
          <table:table-cell office:value-type="float" office:value="0.531923730079767" calcext:value-type="float">
            <text:p>0.531923730079767</text:p>
          </table:table-cell>
          <table:table-cell office:value-type="float" office:value="0.0418559139230317" calcext:value-type="float">
            <text:p>0.0418559139230317</text:p>
          </table:table-cell>
          <table:table-cell table:formula="of:=[.M3]" office:value-type="float" office:value="100" calcext:value-type="float">
            <text:p>100</text:p>
          </table:table-cell>
          <table:table-cell office:value-type="float" office:value="0.838372918090794" calcext:value-type="float">
            <text:p>0.838372918090794</text:p>
          </table:table-cell>
          <table:table-cell office:value-type="float" office:value="0.0247564438189718" calcext:value-type="float">
            <text:p>0.0247564438189718</text:p>
          </table:table-cell>
          <table:table-cell table:formula="of:=[.P3]" office:value-type="float" office:value="12" calcext:value-type="float">
            <text:p>12</text:p>
          </table:table-cell>
          <table:table-cell office:value-type="float" office:value="0.962909259259259" calcext:value-type="float">
            <text:p>0.962909259259259</text:p>
          </table:table-cell>
          <table:table-cell office:value-type="float" office:value="0.0140270711226484" calcext:value-type="float">
            <text:p>0.0140270711226484</text:p>
          </table:table-cell>
          <table:table-cell table:formula="of:=[.S3]" office:value-type="float" office:value="13" calcext:value-type="float">
            <text:p>13</text:p>
          </table:table-cell>
          <table:table-cell office:value-type="float" office:value="0.999448013193997" calcext:value-type="float">
            <text:p>0.999448013193997</text:p>
          </table:table-cell>
          <table:table-cell office:value-type="float" office:value="0.0000621033039982622" calcext:value-type="float">
            <text:p>6.21033039982622E-05</text:p>
          </table:table-cell>
          <table:table-cell table:formula="of:=[.V3]" office:value-type="float" office:value="30" calcext:value-type="float">
            <text:p>30</text:p>
          </table:table-cell>
          <table:table-cell office:value-type="float" office:value="0.438063441124335" calcext:value-type="float">
            <text:p>0.438063441124335</text:p>
          </table:table-cell>
          <table:table-cell office:value-type="float" office:value="0.00857297558261473" calcext:value-type="float">
            <text:p>0.00857297558261473</text:p>
          </table:table-cell>
          <table:table-cell table:formula="of:=[.Y3]" office:value-type="float" office:value="9" calcext:value-type="float">
            <text:p>9</text:p>
          </table:table-cell>
          <table:table-cell office:value-type="float" office:value="0.915555964179257" calcext:value-type="float">
            <text:p>0.915555964179257</text:p>
          </table:table-cell>
          <table:table-cell office:value-type="float" office:value="0.00625304334217785" calcext:value-type="float">
            <text:p>0.00625304334217785</text:p>
          </table:table-cell>
          <table:table-cell table:formula="of:=[.AB3]" office:value-type="float" office:value="617" calcext:value-type="float">
            <text:p>617</text:p>
          </table:table-cell>
          <table:table-cell office:value-type="float" office:value="0.811871586210494" calcext:value-type="float">
            <text:p>0.811871586210494</text:p>
          </table:table-cell>
          <table:table-cell office:value-type="float" office:value="0.0127605034214819" calcext:value-type="float">
            <text:p>0.0127605034214819</text:p>
          </table:table-cell>
          <table:table-cell table:formula="of:=[.AE3]" office:value-type="float" office:value="8" calcext:value-type="float">
            <text:p>8</text:p>
          </table:table-cell>
          <table:table-cell office:value-type="float" office:value="0.977930806354376" calcext:value-type="float">
            <text:p>0.977930806354376</text:p>
          </table:table-cell>
          <table:table-cell office:value-type="float" office:value="0.00042687414440579" calcext:value-type="float">
            <text:p>0.00042687414440579</text:p>
          </table:table-cell>
          <table:table-cell table:formula="of:=[.AH3]" office:value-type="float" office:value="28" calcext:value-type="float">
            <text:p>28</text:p>
          </table:table-cell>
          <table:table-cell office:value-type="float" office:value="0.775716229477527" calcext:value-type="float">
            <text:p>0.775716229477527</text:p>
          </table:table-cell>
          <table:table-cell office:value-type="float" office:value="0.0209711451157597" calcext:value-type="float">
            <text:p>0.0209711451157597</text:p>
          </table:table-cell>
          <table:table-cell table:formula="of:=[.AK3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NOVA</text:p>
          </table:table-cell>
          <table:table-cell office:value-type="float" office:value="0.996406983625453" calcext:value-type="float">
            <text:p>0.996406983625453</text:p>
          </table:table-cell>
          <table:table-cell office:value-type="float" office:value="0.00044027807517808" calcext:value-type="float">
            <text:p>0.00044027807517808</text:p>
          </table:table-cell>
          <table:table-cell table:formula="of:=[.D4]" office:value-type="float" office:value="33" calcext:value-type="float">
            <text:p>33</text:p>
          </table:table-cell>
          <table:table-cell table:style-name="ce13" office:value-type="float" office:value="0.888052530598009" calcext:value-type="float">
            <text:p>0.888052530598009</text:p>
          </table:table-cell>
          <table:table-cell table:style-name="ce13" office:value-type="float" office:value="0.0262859735985736" calcext:value-type="float">
            <text:p>0.0262859735985736</text:p>
          </table:table-cell>
          <table:table-cell table:formula="of:=[.G4]" office:value-type="float" office:value="12" calcext:value-type="float">
            <text:p>12</text:p>
          </table:table-cell>
          <table:table-cell table:style-name="ce13" office:value-type="float" office:value="0.948053679566225" calcext:value-type="float">
            <text:p>0.948053679566225</text:p>
          </table:table-cell>
          <table:table-cell table:style-name="ce13" office:value-type="float" office:value="0.0139748017134057" calcext:value-type="float">
            <text:p>0.0139748017134057</text:p>
          </table:table-cell>
          <table:table-cell table:formula="of:=[.J4]" office:value-type="float" office:value="23" calcext:value-type="float">
            <text:p>23</text:p>
          </table:table-cell>
          <table:table-cell table:style-name="ce13" office:value-type="float" office:value="0.527254333331102" calcext:value-type="float">
            <text:p>0.527254333331102</text:p>
          </table:table-cell>
          <table:table-cell table:style-name="ce13" office:value-type="float" office:value="0.0361141853551509" calcext:value-type="float">
            <text:p>0.0361141853551509</text:p>
          </table:table-cell>
          <table:table-cell table:formula="of:=[.M4]" office:value-type="float" office:value="65" calcext:value-type="float">
            <text:p>65</text:p>
          </table:table-cell>
          <table:table-cell table:style-name="ce13" office:value-type="float" office:value="0.841853255983405" calcext:value-type="float">
            <text:p>0.841853255983405</text:p>
          </table:table-cell>
          <table:table-cell table:style-name="ce13" office:value-type="float" office:value="0.014403368863105" calcext:value-type="float">
            <text:p>0.014403368863105</text:p>
          </table:table-cell>
          <table:table-cell table:formula="of:=[.P4]" office:value-type="float" office:value="11" calcext:value-type="float">
            <text:p>11</text:p>
          </table:table-cell>
          <table:table-cell table:style-name="ce13" office:value-type="float" office:value="0.961935185185185" calcext:value-type="float">
            <text:p>0.961935185185185</text:p>
          </table:table-cell>
          <table:table-cell table:style-name="ce13" office:value-type="float" office:value="0.0280598166303318" calcext:value-type="float">
            <text:p>0.0280598166303318</text:p>
          </table:table-cell>
          <table:table-cell table:formula="of:=[.S4]" office:value-type="float" office:value="8" calcext:value-type="float">
            <text:p>8</text:p>
          </table:table-cell>
          <table:table-cell table:style-name="ce13" office:value-type="float" office:value="0.999059759666241" calcext:value-type="float">
            <text:p>0.999059759666241</text:p>
          </table:table-cell>
          <table:table-cell table:style-name="ce13" office:value-type="float" office:value="0.0000761829373553862" calcext:value-type="float">
            <text:p>7.61829373553862E-05</text:p>
          </table:table-cell>
          <table:table-cell table:formula="of:=[.V4]" office:value-type="float" office:value="21" calcext:value-type="float">
            <text:p>21</text:p>
          </table:table-cell>
          <table:table-cell table:style-name="ce13" office:value-type="float" office:value="0.425407544605533" calcext:value-type="float">
            <text:p>0.425407544605533</text:p>
          </table:table-cell>
          <table:table-cell table:style-name="ce13" office:value-type="float" office:value="0.0159955098483289" calcext:value-type="float">
            <text:p>0.0159955098483289</text:p>
          </table:table-cell>
          <table:table-cell table:formula="of:=[.Y4]" office:value-type="float" office:value="8" calcext:value-type="float">
            <text:p>8</text:p>
          </table:table-cell>
          <table:table-cell table:style-name="ce13" office:value-type="float" office:value="0.916474386145416" calcext:value-type="float">
            <text:p>0.916474386145416</text:p>
          </table:table-cell>
          <table:table-cell table:style-name="ce13" office:value-type="float" office:value="0.0059457841255542" calcext:value-type="float">
            <text:p>0.0059457841255542</text:p>
          </table:table-cell>
          <table:table-cell table:formula="of:=[.AB4]" office:value-type="float" office:value="480" calcext:value-type="float">
            <text:p>480</text:p>
          </table:table-cell>
          <table:table-cell table:style-name="ce13" office:value-type="float" office:value="0.796246001155966" calcext:value-type="float">
            <text:p>0.796246001155966</text:p>
          </table:table-cell>
          <table:table-cell table:style-name="ce13" office:value-type="float" office:value="0.0125287822962681" calcext:value-type="float">
            <text:p>0.0125287822962681</text:p>
          </table:table-cell>
          <table:table-cell table:formula="of:=[.AE4]" office:value-type="float" office:value="7" calcext:value-type="float">
            <text:p>7</text:p>
          </table:table-cell>
          <table:table-cell table:style-name="ce13" office:value-type="float" office:value="0.967019926738646" calcext:value-type="float">
            <text:p>0.967019926738646</text:p>
          </table:table-cell>
          <table:table-cell table:style-name="ce13" office:value-type="float" office:value="0.000581573474587992" calcext:value-type="float">
            <text:p>0.000581573474587992</text:p>
          </table:table-cell>
          <table:table-cell table:formula="of:=[.AH4]" office:value-type="float" office:value="19" calcext:value-type="float">
            <text:p>19</text:p>
          </table:table-cell>
          <table:table-cell table:style-name="ce13" office:value-type="float" office:value="0.767481011313439" calcext:value-type="float">
            <text:p>0.767481011313439</text:p>
          </table:table-cell>
          <table:table-cell table:style-name="ce13" office:value-type="float" office:value="0.0229860888259844" calcext:value-type="float">
            <text:p>0.0229860888259844</text:p>
          </table:table-cell>
          <table:table-cell table:formula="of:=[.AK4]"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RFE</text:p>
          </table:table-cell>
          <table:table-cell office:value-type="float" office:value="0.99667092918864" calcext:value-type="float">
            <text:p>0.99667092918864</text:p>
          </table:table-cell>
          <table:table-cell office:value-type="float" office:value="0.000379056644860289" calcext:value-type="float">
            <text:p>0.000379056644860289</text:p>
          </table:table-cell>
          <table:table-cell table:formula="of:=[.D5]" office:value-type="float" office:value="31" calcext:value-type="float">
            <text:p>31</text:p>
          </table:table-cell>
          <table:table-cell table:style-name="ce13" office:value-type="float" office:value="0.884229612085875" calcext:value-type="float">
            <text:p>0.884229612085875</text:p>
          </table:table-cell>
          <table:table-cell table:style-name="ce13" office:value-type="float" office:value="0.0478357982066039" calcext:value-type="float">
            <text:p>0.0478357982066039</text:p>
          </table:table-cell>
          <table:table-cell table:formula="of:=[.G5]" office:value-type="float" office:value="11" calcext:value-type="float">
            <text:p>11</text:p>
          </table:table-cell>
          <table:table-cell table:style-name="ce13" office:value-type="float" office:value="0.951268193788137" calcext:value-type="float">
            <text:p>0.951268193788137</text:p>
          </table:table-cell>
          <table:table-cell table:style-name="ce13" office:value-type="float" office:value="0.0209045957580164" calcext:value-type="float">
            <text:p>0.0209045957580164</text:p>
          </table:table-cell>
          <table:table-cell table:formula="of:=[.J5]" office:value-type="float" office:value="8" calcext:value-type="float">
            <text:p>8</text:p>
          </table:table-cell>
          <table:table-cell table:style-name="ce13" office:value-type="float" office:value="0.514937086101384" calcext:value-type="float">
            <text:p>0.514937086101384</text:p>
          </table:table-cell>
          <table:table-cell table:style-name="ce13" office:value-type="float" office:value="0.0304445265000262" calcext:value-type="float">
            <text:p>0.0304445265000262</text:p>
          </table:table-cell>
          <table:table-cell table:formula="of:=[.M5]" office:value-type="float" office:value="45" calcext:value-type="float">
            <text:p>45</text:p>
          </table:table-cell>
          <table:table-cell table:style-name="ce13" office:value-type="float" office:value="0.833784696761943" calcext:value-type="float">
            <text:p>0.833784696761943</text:p>
          </table:table-cell>
          <table:table-cell table:style-name="ce13" office:value-type="float" office:value="0.0220736874436824" calcext:value-type="float">
            <text:p>0.0220736874436824</text:p>
          </table:table-cell>
          <table:table-cell table:formula="of:=[.P5]" office:value-type="float" office:value="10" calcext:value-type="float">
            <text:p>10</text:p>
          </table:table-cell>
          <table:table-cell table:style-name="ce13" office:value-type="float" office:value="0.96057208994709" calcext:value-type="float">
            <text:p>0.96057208994709</text:p>
          </table:table-cell>
          <table:table-cell table:style-name="ce13" office:value-type="float" office:value="0.0329649100423801" calcext:value-type="float">
            <text:p>0.0329649100423801</text:p>
          </table:table-cell>
          <table:table-cell table:formula="of:=[.S5]" office:value-type="float" office:value="7" calcext:value-type="float">
            <text:p>7</text:p>
          </table:table-cell>
          <table:table-cell office:value-type="float" office:value="0.996481137425532" calcext:value-type="float">
            <text:p>0.996481137425532</text:p>
          </table:table-cell>
          <table:table-cell table:formula="of:=[.U9]+[.U10]" office:value-type="float" office:value="0.000138286241353648" calcext:value-type="float">
            <text:p>0.000138286241353648</text:p>
          </table:table-cell>
          <table:table-cell table:formula="of:=[.V5]" office:value-type="float" office:value="20" calcext:value-type="float">
            <text:p>20</text:p>
          </table:table-cell>
          <table:table-cell table:style-name="ce13" office:value-type="float" office:value="0.433911646943515" calcext:value-type="float">
            <text:p>0.433911646943515</text:p>
          </table:table-cell>
          <table:table-cell table:style-name="ce13" office:value-type="float" office:value="0.0103147980442958" calcext:value-type="float">
            <text:p>0.0103147980442958</text:p>
          </table:table-cell>
          <table:table-cell table:formula="of:=[.Y5]" office:value-type="float" office:value="8" calcext:value-type="float">
            <text:p>8</text:p>
          </table:table-cell>
          <table:table-cell table:style-name="ce13" office:value-type="float" office:value="0.918672693188915" calcext:value-type="float">
            <text:p>0.918672693188915</text:p>
          </table:table-cell>
          <table:table-cell table:style-name="ce13" office:value-type="float" office:value="0.000871447816233495" calcext:value-type="float">
            <text:p>0.000871447816233495</text:p>
          </table:table-cell>
          <table:table-cell table:formula="of:=[.AB5]" office:value-type="float" office:value="400" calcext:value-type="float">
            <text:p>400</text:p>
          </table:table-cell>
          <table:table-cell table:style-name="ce13" office:value-type="float" office:value="0.801691572488328" calcext:value-type="float">
            <text:p>0.801691572488328</text:p>
          </table:table-cell>
          <table:table-cell table:style-name="ce13" office:value-type="float" office:value="0.0139271544044231" calcext:value-type="float">
            <text:p>0.0139271544044231</text:p>
          </table:table-cell>
          <table:table-cell table:formula="of:=[.AE5]" office:value-type="float" office:value="6" calcext:value-type="float">
            <text:p>6</text:p>
          </table:table-cell>
          <table:table-cell office:value-type="float" office:value="0.987695790824819" calcext:value-type="float">
            <text:p>0.987695790824819</text:p>
          </table:table-cell>
          <table:table-cell office:value-type="float" office:value="0.000350362225821632" calcext:value-type="float">
            <text:p>0.000350362225821632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0.77500396938659" calcext:value-type="float">
            <text:p>0.77500396938659</text:p>
          </table:table-cell>
          <table:table-cell table:style-name="ce13" office:value-type="float" office:value="0.0339525205906474" calcext:value-type="float">
            <text:p>0.0339525205906474</text:p>
          </table:table-cell>
          <table:table-cell table:formula="of:=[.AK5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Fed-FiS</text:p>
          </table:table-cell>
          <table:table-cell office:value-type="float" office:value="0.996020433311009" calcext:value-type="float">
            <text:p>0.996020433311009</text:p>
          </table:table-cell>
          <table:table-cell office:value-type="float" office:value="0.000598023983090938" calcext:value-type="float">
            <text:p>0.000598023983090938</text:p>
          </table:table-cell>
          <table:table-cell table:formula="of:=[.D6]" office:value-type="float" office:value="32" calcext:value-type="float">
            <text:p>32</text:p>
          </table:table-cell>
          <table:table-cell table:style-name="ce13" office:value-type="float" office:value="0.907750481278029" calcext:value-type="float">
            <text:p>0.907750481278029</text:p>
          </table:table-cell>
          <table:table-cell table:style-name="ce13" office:value-type="float" office:value="0.0251004804805318" calcext:value-type="float">
            <text:p>0.0251004804805318</text:p>
          </table:table-cell>
          <table:table-cell table:formula="of:=[.G6]" office:value-type="float" office:value="5" calcext:value-type="float">
            <text:p>5</text:p>
          </table:table-cell>
          <table:table-cell table:style-name="ce13" office:value-type="float" office:value="0.954187100262162" calcext:value-type="float">
            <text:p>0.954187100262162</text:p>
          </table:table-cell>
          <table:table-cell table:style-name="ce13" office:value-type="float" office:value="0.0172149914483084" calcext:value-type="float">
            <text:p>0.0172149914483084</text:p>
          </table:table-cell>
          <table:table-cell table:formula="of:=[.J6]" office:value-type="float" office:value="7" calcext:value-type="float">
            <text:p>7</text:p>
          </table:table-cell>
          <table:table-cell table:style-name="ce13" office:value-type="float" office:value="0.529533465706838" calcext:value-type="float">
            <text:p>0.529533465706838</text:p>
          </table:table-cell>
          <table:table-cell table:style-name="ce13" office:value-type="float" office:value="0.0159429146440176" calcext:value-type="float">
            <text:p>0.0159429146440176</text:p>
          </table:table-cell>
          <table:table-cell table:formula="of:=[.M6]" office:value-type="float" office:value="25" calcext:value-type="float">
            <text:p>25</text:p>
          </table:table-cell>
          <table:table-cell table:style-name="ce13" office:value-type="float" office:value="0.828941143713069" calcext:value-type="float">
            <text:p>0.828941143713069</text:p>
          </table:table-cell>
          <table:table-cell table:style-name="ce13" office:value-type="float" office:value="0.020715842737884" calcext:value-type="float">
            <text:p>0.020715842737884</text:p>
          </table:table-cell>
          <table:table-cell table:formula="of:=[.P6]" office:value-type="float" office:value="11" calcext:value-type="float">
            <text:p>11</text:p>
          </table:table-cell>
          <table:table-cell table:style-name="ce13" office:value-type="float" office:value="0.97240462962963" calcext:value-type="float">
            <text:p>0.97240462962963</text:p>
          </table:table-cell>
          <table:table-cell table:style-name="ce13" office:value-type="float" office:value="0.015402361870839" calcext:value-type="float">
            <text:p>0.015402361870839</text:p>
          </table:table-cell>
          <table:table-cell table:formula="of:=[.S6]" office:value-type="float" office:value="7" calcext:value-type="float">
            <text:p>7</text:p>
          </table:table-cell>
          <table:table-cell table:style-name="ce13" office:value-type="float" office:value="0.99901104112935" calcext:value-type="float">
            <text:p>0.99901104112935</text:p>
          </table:table-cell>
          <table:table-cell table:style-name="ce13" office:value-type="float" office:value="0.0000623547036047798" calcext:value-type="float">
            <text:p>6.23547036047798E-05</text:p>
          </table:table-cell>
          <table:table-cell table:formula="of:=[.V6]" office:value-type="float" office:value="21" calcext:value-type="float">
            <text:p>21</text:p>
          </table:table-cell>
          <table:table-cell table:style-name="ce13" office:value-type="float" office:value="0.420017069990716" calcext:value-type="float">
            <text:p>0.420017069990716</text:p>
          </table:table-cell>
          <table:table-cell table:style-name="ce13" office:value-type="float" office:value="0.00891982339715499" calcext:value-type="float">
            <text:p>0.00891982339715499</text:p>
          </table:table-cell>
          <table:table-cell table:formula="of:=[.Y6]" office:value-type="float" office:value="7" calcext:value-type="float">
            <text:p>7</text:p>
          </table:table-cell>
          <table:table-cell table:style-name="ce13" office:value-type="float" office:value="0.916635788638795" calcext:value-type="float">
            <text:p>0.916635788638795</text:p>
          </table:table-cell>
          <table:table-cell table:style-name="ce13" office:value-type="float" office:value="0.00792460652549841" calcext:value-type="float">
            <text:p>0.00792460652549841</text:p>
          </table:table-cell>
          <table:table-cell table:formula="of:=[.AB6]" office:value-type="float" office:value="480" calcext:value-type="float">
            <text:p>480</text:p>
          </table:table-cell>
          <table:table-cell table:style-name="ce13" office:value-type="float" office:value="0.808191209028777" calcext:value-type="float">
            <text:p>0.808191209028777</text:p>
          </table:table-cell>
          <table:table-cell table:style-name="ce13" office:value-type="float" office:value="0.011176418086625" calcext:value-type="float">
            <text:p>0.011176418086625</text:p>
          </table:table-cell>
          <table:table-cell table:formula="of:=[.AE6]" office:value-type="float" office:value="7" calcext:value-type="float">
            <text:p>7</text:p>
          </table:table-cell>
          <table:table-cell table:style-name="ce13" office:value-type="float" office:value="0.981014423297738" calcext:value-type="float">
            <text:p>0.981014423297738</text:p>
          </table:table-cell>
          <table:table-cell table:style-name="ce13" office:value-type="float" office:value="0.000773014782744394" calcext:value-type="float">
            <text:p>0.000773014782744394</text:p>
          </table:table-cell>
          <table:table-cell table:formula="of:=[.AH6]" office:value-type="float" office:value="7" calcext:value-type="float">
            <text:p>7</text:p>
          </table:table-cell>
          <table:table-cell table:style-name="ce13" office:value-type="float" office:value="0.786873384919683" calcext:value-type="float">
            <text:p>0.786873384919683</text:p>
          </table:table-cell>
          <table:table-cell table:style-name="ce13" office:value-type="float" office:value="0.0196329816837044" calcext:value-type="float">
            <text:p>0.0196329816837044</text:p>
          </table:table-cell>
          <table:table-cell table:formula="of:=[.AK6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Fed-MoFS</text:p>
          </table:table-cell>
          <table:table-cell office:value-type="float" office:value="0.996008199580096" calcext:value-type="float">
            <text:p>0.996008199580096</text:p>
          </table:table-cell>
          <table:table-cell office:value-type="float" office:value="0.000988312605946293" calcext:value-type="float">
            <text:p>0.000988312605946293</text:p>
          </table:table-cell>
          <table:table-cell table:formula="of:=[.D7]" office:value-type="float" office:value="25" calcext:value-type="float">
            <text:p>25</text:p>
          </table:table-cell>
          <table:table-cell table:style-name="ce13" office:value-type="float" office:value="0.901132061538475" calcext:value-type="float">
            <text:p>0.901132061538475</text:p>
          </table:table-cell>
          <table:table-cell table:style-name="ce13" office:value-type="float" office:value="0.0281327979320458" calcext:value-type="float">
            <text:p>0.0281327979320458</text:p>
          </table:table-cell>
          <table:table-cell table:formula="of:=[.G7]" office:value-type="float" office:value="7" calcext:value-type="float">
            <text:p>7</text:p>
          </table:table-cell>
          <table:table-cell table:style-name="ce13" office:value-type="float" office:value="0.948801847772826" calcext:value-type="float">
            <text:p>0.948801847772826</text:p>
          </table:table-cell>
          <table:table-cell table:style-name="ce13" office:value-type="float" office:value="0.0151809823953623" calcext:value-type="float">
            <text:p>0.0151809823953623</text:p>
          </table:table-cell>
          <table:table-cell table:formula="of:=[.J7]" office:value-type="float" office:value="6" calcext:value-type="float">
            <text:p>6</text:p>
          </table:table-cell>
          <table:table-cell table:style-name="ce13" office:value-type="float" office:value="0.566482716005084" calcext:value-type="float">
            <text:p>0.566482716005084</text:p>
          </table:table-cell>
          <table:table-cell table:style-name="ce13" office:value-type="float" office:value="0.029311477373951" calcext:value-type="float">
            <text:p>0.029311477373951</text:p>
          </table:table-cell>
          <table:table-cell table:formula="of:=[.M7]" office:value-type="float" office:value="5" calcext:value-type="float">
            <text:p>5</text:p>
          </table:table-cell>
          <table:table-cell table:style-name="ce13" office:value-type="float" office:value="0.815529264756917" calcext:value-type="float">
            <text:p>0.815529264756917</text:p>
          </table:table-cell>
          <table:table-cell table:style-name="ce13" office:value-type="float" office:value="0.0300567230641826" calcext:value-type="float">
            <text:p>0.0300567230641826</text:p>
          </table:table-cell>
          <table:table-cell table:formula="of:=[.P7]" office:value-type="float" office:value="8" calcext:value-type="float">
            <text:p>8</text:p>
          </table:table-cell>
          <table:table-cell table:style-name="ce13" office:value-type="float" office:value="0.96882671957672" calcext:value-type="float">
            <text:p>0.96882671957672</text:p>
          </table:table-cell>
          <table:table-cell table:style-name="ce13" office:value-type="float" office:value="0.0207062970279941" calcext:value-type="float">
            <text:p>0.0207062970279941</text:p>
          </table:table-cell>
          <table:table-cell table:formula="of:=[.S7]" office:value-type="float" office:value="6" calcext:value-type="float">
            <text:p>6</text:p>
          </table:table-cell>
          <table:table-cell table:style-name="ce13" office:value-type="float" office:value="0.999016184313582" calcext:value-type="float">
            <text:p>0.999016184313582</text:p>
          </table:table-cell>
          <table:table-cell table:style-name="ce13" office:value-type="float" office:value="0.000121162681821999" calcext:value-type="float">
            <text:p>0.000121162681821999</text:p>
          </table:table-cell>
          <table:table-cell table:formula="of:=[.V7]" office:value-type="float" office:value="17" calcext:value-type="float">
            <text:p>17</text:p>
          </table:table-cell>
          <table:table-cell table:style-name="ce13" office:value-type="float" office:value="0.426604985657398" calcext:value-type="float">
            <text:p>0.426604985657398</text:p>
          </table:table-cell>
          <table:table-cell table:style-name="ce13" office:value-type="float" office:value="0.0153104075059719" calcext:value-type="float">
            <text:p>0.0153104075059719</text:p>
          </table:table-cell>
          <table:table-cell table:formula="of:=[.Y7]" office:value-type="float" office:value="8" calcext:value-type="float">
            <text:p>8</text:p>
          </table:table-cell>
          <table:table-cell table:style-name="ce13" office:value-type="float" office:value="0.916363887000711" calcext:value-type="float">
            <text:p>0.916363887000711</text:p>
          </table:table-cell>
          <table:table-cell table:style-name="ce13" office:value-type="float" office:value="0.00642150018307882" calcext:value-type="float">
            <text:p>0.00642150018307882</text:p>
          </table:table-cell>
          <table:table-cell table:formula="of:=[.AB7]" office:value-type="float" office:value="400" calcext:value-type="float">
            <text:p>400</text:p>
          </table:table-cell>
          <table:table-cell table:style-name="ce13" office:value-type="float" office:value="0.793208273536029" calcext:value-type="float">
            <text:p>0.793208273536029</text:p>
          </table:table-cell>
          <table:table-cell table:style-name="ce13" office:value-type="float" office:value="0.0221958801643563" calcext:value-type="float">
            <text:p>0.0221958801643563</text:p>
          </table:table-cell>
          <table:table-cell table:formula="of:=[.AE7]" office:value-type="float" office:value="7" calcext:value-type="float">
            <text:p>7</text:p>
          </table:table-cell>
          <table:table-cell table:style-name="ce13" office:value-type="float" office:value="0.983671647863341" calcext:value-type="float">
            <text:p>0.983671647863341</text:p>
          </table:table-cell>
          <table:table-cell table:style-name="ce13" office:value-type="float" office:value="0.000458761367817827" calcext:value-type="float">
            <text:p>0.000458761367817827</text:p>
          </table:table-cell>
          <table:table-cell table:formula="of:=[.AH7]" office:value-type="float" office:value="7" calcext:value-type="float">
            <text:p>7</text:p>
          </table:table-cell>
          <table:table-cell table:style-name="ce13" office:value-type="float" office:value="0.773341839771693" calcext:value-type="float">
            <text:p>0.773341839771693</text:p>
          </table:table-cell>
          <table:table-cell table:style-name="ce13" office:value-type="float" office:value="0.0211792281603936" calcext:value-type="float">
            <text:p>0.0211792281603936</text:p>
          </table:table-cell>
          <table:table-cell table:formula="of:=[.AK7]"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/>
          <table:table-cell table:style-name="ce1" table:number-columns-spanned="36" table:number-rows-spanned="1"/>
          <table:covered-table-cell table:number-columns-repeated="2" table:style-name="ce1"/>
          <table:covered-table-cell table:number-columns-repeated="33"/>
          <table:table-cell table:number-columns-repeated="33"/>
        </table:table-row>
        <table:table-row table:style-name="ro1">
          <table:table-cell office:value-type="string" calcext:value-type="string">
            <text:p>No-FS</text:p>
          </table:table-cell>
          <table:table-cell table:style-name="Default" office:value-type="float" office:value="0.996973444956472" calcext:value-type="float">
            <text:p>0.996973444956472</text:p>
          </table:table-cell>
          <table:table-cell table:style-name="Default" office:value-type="float" office:value="0.000312921685466237" calcext:value-type="float">
            <text:p>0.000312921685466237</text:p>
          </table:table-cell>
          <table:table-cell table:formula="of:=[.D9]" office:value-type="float" office:value="38" calcext:value-type="float">
            <text:p>38</text:p>
          </table:table-cell>
          <table:table-cell office:value-type="float" office:value="0.866569969933747" calcext:value-type="float">
            <text:p>0.866569969933747</text:p>
          </table:table-cell>
          <table:table-cell office:value-type="float" office:value="0.0230881875815748" calcext:value-type="float">
            <text:p>0.0230881875815748</text:p>
          </table:table-cell>
          <table:table-cell table:formula="of:=[.G9]" office:value-type="float" office:value="33" calcext:value-type="float">
            <text:p>33</text:p>
          </table:table-cell>
          <table:table-cell office:value-type="float" office:value="0.943490484917612" calcext:value-type="float">
            <text:p>0.943490484917612</text:p>
          </table:table-cell>
          <table:table-cell office:value-type="float" office:value="0.0136833091982401" calcext:value-type="float">
            <text:p>0.0136833091982401</text:p>
          </table:table-cell>
          <table:table-cell table:formula="of:=[.J9]" office:value-type="float" office:value="31" calcext:value-type="float">
            <text:p>31</text:p>
          </table:table-cell>
          <table:table-cell office:value-type="float" office:value="0.519684639843554" calcext:value-type="float">
            <text:p>0.519684639843554</text:p>
          </table:table-cell>
          <table:table-cell office:value-type="float" office:value="0.0367704674293919" calcext:value-type="float">
            <text:p>0.0367704674293919</text:p>
          </table:table-cell>
          <table:table-cell table:formula="of:=[.M9]" office:value-type="float" office:value="100" calcext:value-type="float">
            <text:p>100</text:p>
          </table:table-cell>
          <table:table-cell office:value-type="float" office:value="0.805973159278633" calcext:value-type="float">
            <text:p>0.805973159278633</text:p>
          </table:table-cell>
          <table:table-cell office:value-type="float" office:value="0.0208658729435529" calcext:value-type="float">
            <text:p>0.0208658729435529</text:p>
          </table:table-cell>
          <table:table-cell table:formula="of:=[.P9]" office:value-type="float" office:value="12" calcext:value-type="float">
            <text:p>12</text:p>
          </table:table-cell>
          <table:table-cell office:value-type="float" office:value="0.943531746031746" calcext:value-type="float">
            <text:p>0.943531746031746</text:p>
          </table:table-cell>
          <table:table-cell office:value-type="float" office:value="0.0202904784255874" calcext:value-type="float">
            <text:p>0.0202904784255874</text:p>
          </table:table-cell>
          <table:table-cell table:formula="of:=[.S9]" office:value-type="float" office:value="13" calcext:value-type="float">
            <text:p>13</text:p>
          </table:table-cell>
          <table:table-cell office:value-type="float" office:value="0.999447948760208" calcext:value-type="float">
            <text:p>0.999447948760208</text:p>
          </table:table-cell>
          <table:table-cell office:value-type="float" office:value="0.0000621161675797047" calcext:value-type="float">
            <text:p>6.21161675797047E-05</text:p>
          </table:table-cell>
          <table:table-cell table:formula="of:=[.V9]" office:value-type="float" office:value="30" calcext:value-type="float">
            <text:p>30</text:p>
          </table:table-cell>
          <table:table-cell office:value-type="float" office:value="0.43822966291288" calcext:value-type="float">
            <text:p>0.43822966291288</text:p>
          </table:table-cell>
          <table:table-cell office:value-type="float" office:value="0.00867518863849115" calcext:value-type="float">
            <text:p>0.00867518863849115</text:p>
          </table:table-cell>
          <table:table-cell table:formula="of:=[.Y9]" office:value-type="float" office:value="9" calcext:value-type="float">
            <text:p>9</text:p>
          </table:table-cell>
          <table:table-cell office:value-type="float" office:value="0.90657718000996" calcext:value-type="float">
            <text:p>0.90657718000996</text:p>
          </table:table-cell>
          <table:table-cell office:value-type="float" office:value="0.00621924869825241" calcext:value-type="float">
            <text:p>0.00621924869825241</text:p>
          </table:table-cell>
          <table:table-cell table:formula="of:=[.AB9]" office:value-type="float" office:value="617" calcext:value-type="float">
            <text:p>617</text:p>
          </table:table-cell>
          <table:table-cell office:value-type="float" office:value="0.811016049529675" calcext:value-type="float">
            <text:p>0.811016049529675</text:p>
          </table:table-cell>
          <table:table-cell office:value-type="float" office:value="0.0124546913762905" calcext:value-type="float">
            <text:p>0.0124546913762905</text:p>
          </table:table-cell>
          <table:table-cell table:formula="of:=[.AE9]" office:value-type="float" office:value="8" calcext:value-type="float">
            <text:p>8</text:p>
          </table:table-cell>
          <table:table-cell office:value-type="float" office:value="0.977276455358872" calcext:value-type="float">
            <text:p>0.977276455358872</text:p>
          </table:table-cell>
          <table:table-cell office:value-type="float" office:value="0.000451247597609765" calcext:value-type="float">
            <text:p>0.000451247597609765</text:p>
          </table:table-cell>
          <table:table-cell table:formula="of:=[.AH9]" office:value-type="float" office:value="28" calcext:value-type="float">
            <text:p>28</text:p>
          </table:table-cell>
          <table:table-cell office:value-type="float" office:value="0.764725655029127" calcext:value-type="float">
            <text:p>0.764725655029127</text:p>
          </table:table-cell>
          <table:table-cell office:value-type="float" office:value="0.0156007165559772" calcext:value-type="float">
            <text:p>0.0156007165559772</text:p>
          </table:table-cell>
          <table:table-cell table:formula="of:=[.AK9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NOVA</text:p>
          </table:table-cell>
          <table:table-cell office:value-type="float" office:value="0.996401508195732" calcext:value-type="float">
            <text:p>0.996401508195732</text:p>
          </table:table-cell>
          <table:table-cell office:value-type="float" office:value="0.000441735932510693" calcext:value-type="float">
            <text:p>0.000441735932510693</text:p>
          </table:table-cell>
          <table:table-cell table:formula="of:=[.D10]" office:value-type="float" office:value="33" calcext:value-type="float">
            <text:p>33</text:p>
          </table:table-cell>
          <table:table-cell table:style-name="ce13" office:value-type="float" office:value="0.868730048159615" calcext:value-type="float">
            <text:p>0.868730048159615</text:p>
          </table:table-cell>
          <table:table-cell table:style-name="ce13" office:value-type="float" office:value="0.0310064115314975" calcext:value-type="float">
            <text:p>0.0310064115314975</text:p>
          </table:table-cell>
          <table:table-cell table:formula="of:=[.G10]" office:value-type="float" office:value="12" calcext:value-type="float">
            <text:p>12</text:p>
          </table:table-cell>
          <table:table-cell table:style-name="ce13" office:value-type="float" office:value="0.944867805940428" calcext:value-type="float">
            <text:p>0.944867805940428</text:p>
          </table:table-cell>
          <table:table-cell table:style-name="ce13" office:value-type="float" office:value="0.0136508654949305" calcext:value-type="float">
            <text:p>0.0136508654949305</text:p>
          </table:table-cell>
          <table:table-cell table:formula="of:=[.J10]" office:value-type="float" office:value="23" calcext:value-type="float">
            <text:p>23</text:p>
          </table:table-cell>
          <table:table-cell table:style-name="ce13" office:value-type="float" office:value="0.515285747280035" calcext:value-type="float">
            <text:p>0.515285747280035</text:p>
          </table:table-cell>
          <table:table-cell table:style-name="ce13" office:value-type="float" office:value="0.0312153936162552" calcext:value-type="float">
            <text:p>0.0312153936162552</text:p>
          </table:table-cell>
          <table:table-cell table:formula="of:=[.M10]" office:value-type="float" office:value="65" calcext:value-type="float">
            <text:p>65</text:p>
          </table:table-cell>
          <table:table-cell table:style-name="ce13" office:value-type="float" office:value="0.808082565989206" calcext:value-type="float">
            <text:p>0.808082565989206</text:p>
          </table:table-cell>
          <table:table-cell table:style-name="ce13" office:value-type="float" office:value="0.0227720240331706" calcext:value-type="float">
            <text:p>0.0227720240331706</text:p>
          </table:table-cell>
          <table:table-cell table:formula="of:=[.P10]" office:value-type="float" office:value="11" calcext:value-type="float">
            <text:p>11</text:p>
          </table:table-cell>
          <table:table-cell table:style-name="ce13" office:value-type="float" office:value="0.945944444444444" calcext:value-type="float">
            <text:p>0.945944444444444</text:p>
          </table:table-cell>
          <table:table-cell table:style-name="ce13" office:value-type="float" office:value="0.0338989511473274" calcext:value-type="float">
            <text:p>0.0338989511473274</text:p>
          </table:table-cell>
          <table:table-cell table:formula="of:=[.S10]" office:value-type="float" office:value="8" calcext:value-type="float">
            <text:p>8</text:p>
          </table:table-cell>
          <table:table-cell table:style-name="ce13" office:value-type="float" office:value="0.999059650276767" calcext:value-type="float">
            <text:p>0.999059650276767</text:p>
          </table:table-cell>
          <table:table-cell table:style-name="ce13" office:value-type="float" office:value="0.0000761922426599121" calcext:value-type="float">
            <text:p>7.61922426599121E-05</text:p>
          </table:table-cell>
          <table:table-cell table:formula="of:=[.V10]" office:value-type="float" office:value="21" calcext:value-type="float">
            <text:p>21</text:p>
          </table:table-cell>
          <table:table-cell table:style-name="ce13" office:value-type="float" office:value="0.425391230915883" calcext:value-type="float">
            <text:p>0.425391230915883</text:p>
          </table:table-cell>
          <table:table-cell table:style-name="ce13" office:value-type="float" office:value="0.0155793964295909" calcext:value-type="float">
            <text:p>0.0155793964295909</text:p>
          </table:table-cell>
          <table:table-cell table:formula="of:=[.Y10]" office:value-type="float" office:value="8" calcext:value-type="float">
            <text:p>8</text:p>
          </table:table-cell>
          <table:table-cell table:style-name="ce13" office:value-type="float" office:value="0.907249473420621" calcext:value-type="float">
            <text:p>0.907249473420621</text:p>
          </table:table-cell>
          <table:table-cell table:style-name="ce13" office:value-type="float" office:value="0.0063978200319669" calcext:value-type="float">
            <text:p>0.0063978200319669</text:p>
          </table:table-cell>
          <table:table-cell table:formula="of:=[.AB10]" office:value-type="float" office:value="480" calcext:value-type="float">
            <text:p>480</text:p>
          </table:table-cell>
          <table:table-cell table:style-name="ce13" office:value-type="float" office:value="0.795066161634033" calcext:value-type="float">
            <text:p>0.795066161634033</text:p>
          </table:table-cell>
          <table:table-cell table:style-name="ce13" office:value-type="float" office:value="0.0137354867562488" calcext:value-type="float">
            <text:p>0.0137354867562488</text:p>
          </table:table-cell>
          <table:table-cell table:formula="of:=[.AE10]" office:value-type="float" office:value="7" calcext:value-type="float">
            <text:p>7</text:p>
          </table:table-cell>
          <table:table-cell table:style-name="ce13" office:value-type="float" office:value="0.965558331262557" calcext:value-type="float">
            <text:p>0.965558331262557</text:p>
          </table:table-cell>
          <table:table-cell table:style-name="ce13" office:value-type="float" office:value="0.000627153112703042" calcext:value-type="float">
            <text:p>0.000627153112703042</text:p>
          </table:table-cell>
          <table:table-cell table:formula="of:=[.AH10]" office:value-type="float" office:value="19" calcext:value-type="float">
            <text:p>19</text:p>
          </table:table-cell>
          <table:table-cell table:style-name="ce13" office:value-type="float" office:value="0.75839388030419" calcext:value-type="float">
            <text:p>0.75839388030419</text:p>
          </table:table-cell>
          <table:table-cell table:style-name="ce13" office:value-type="float" office:value="0.0232736318421785" calcext:value-type="float">
            <text:p>0.0232736318421785</text:p>
          </table:table-cell>
          <table:table-cell table:formula="of:=[.AK10]"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RFE</text:p>
          </table:table-cell>
          <table:table-cell office:value-type="float" office:value="0.996666023864324" calcext:value-type="float">
            <text:p>0.996666023864324</text:p>
          </table:table-cell>
          <table:table-cell office:value-type="float" office:value="0.000381823598163964" calcext:value-type="float">
            <text:p>0.000381823598163964</text:p>
          </table:table-cell>
          <table:table-cell table:formula="of:=[.D11]" office:value-type="float" office:value="31" calcext:value-type="float">
            <text:p>31</text:p>
          </table:table-cell>
          <table:table-cell table:style-name="ce13" office:value-type="float" office:value="0.867676606846885" calcext:value-type="float">
            <text:p>0.867676606846885</text:p>
          </table:table-cell>
          <table:table-cell table:style-name="ce13" office:value-type="float" office:value="0.0545610413997186" calcext:value-type="float">
            <text:p>0.0545610413997186</text:p>
          </table:table-cell>
          <table:table-cell table:formula="of:=[.G11]" office:value-type="float" office:value="11" calcext:value-type="float">
            <text:p>11</text:p>
          </table:table-cell>
          <table:table-cell table:style-name="ce13" office:value-type="float" office:value="0.9480419687304" calcext:value-type="float">
            <text:p>0.9480419687304</text:p>
          </table:table-cell>
          <table:table-cell table:style-name="ce13" office:value-type="float" office:value="0.0216977758882074" calcext:value-type="float">
            <text:p>0.0216977758882074</text:p>
          </table:table-cell>
          <table:table-cell table:formula="of:=[.J11]" office:value-type="float" office:value="8" calcext:value-type="float">
            <text:p>8</text:p>
          </table:table-cell>
          <table:table-cell table:style-name="ce13" office:value-type="float" office:value="0.503702394830626" calcext:value-type="float">
            <text:p>0.503702394830626</text:p>
          </table:table-cell>
          <table:table-cell table:style-name="ce13" office:value-type="float" office:value="0.0285366670283672" calcext:value-type="float">
            <text:p>0.0285366670283672</text:p>
          </table:table-cell>
          <table:table-cell table:formula="of:=[.M11]" office:value-type="float" office:value="45" calcext:value-type="float">
            <text:p>45</text:p>
          </table:table-cell>
          <table:table-cell table:style-name="ce13" office:value-type="float" office:value="0.808524513296864" calcext:value-type="float">
            <text:p>0.808524513296864</text:p>
          </table:table-cell>
          <table:table-cell table:style-name="ce13" office:value-type="float" office:value="0.026180118249721" calcext:value-type="float">
            <text:p>0.026180118249721</text:p>
          </table:table-cell>
          <table:table-cell table:formula="of:=[.P11]" office:value-type="float" office:value="10" calcext:value-type="float">
            <text:p>10</text:p>
          </table:table-cell>
          <table:table-cell table:style-name="ce13" office:value-type="float" office:value="0.947309523809524" calcext:value-type="float">
            <text:p>0.947309523809524</text:p>
          </table:table-cell>
          <table:table-cell table:style-name="ce13" office:value-type="float" office:value="0.0386453574939177" calcext:value-type="float">
            <text:p>0.0386453574939177</text:p>
          </table:table-cell>
          <table:table-cell table:formula="of:=[.S11]" office:value-type="float" office:value="7" calcext:value-type="float">
            <text:p>7</text:p>
          </table:table-cell>
          <table:table-cell office:value-type="float" office:value="0.996454482399652" calcext:value-type="float">
            <text:p>0.996454482399652</text:p>
          </table:table-cell>
          <table:table-cell table:formula="of:=[.U15]+[.U16]" office:value-type="float" office:value="0.000138308410239617" calcext:value-type="float">
            <text:p>0.000138308410239617</text:p>
          </table:table-cell>
          <table:table-cell table:formula="of:=[.V11]" office:value-type="float" office:value="20" calcext:value-type="float">
            <text:p>20</text:p>
          </table:table-cell>
          <table:table-cell table:style-name="ce13" office:value-type="float" office:value="0.433815366616749" calcext:value-type="float">
            <text:p>0.433815366616749</text:p>
          </table:table-cell>
          <table:table-cell table:style-name="ce13" office:value-type="float" office:value="0.0100612736990344" calcext:value-type="float">
            <text:p>0.0100612736990344</text:p>
          </table:table-cell>
          <table:table-cell table:formula="of:=[.Y11]" office:value-type="float" office:value="8" calcext:value-type="float">
            <text:p>8</text:p>
          </table:table-cell>
          <table:table-cell table:style-name="ce13" office:value-type="float" office:value="0.906869375018351" calcext:value-type="float">
            <text:p>0.906869375018351</text:p>
          </table:table-cell>
          <table:table-cell table:style-name="ce13" office:value-type="float" office:value="0.000490830951744015" calcext:value-type="float">
            <text:p>0.000490830951744015</text:p>
          </table:table-cell>
          <table:table-cell table:formula="of:=[.AB11]" office:value-type="float" office:value="400" calcext:value-type="float">
            <text:p>400</text:p>
          </table:table-cell>
          <table:table-cell table:style-name="ce13" office:value-type="float" office:value="0.800159035412888" calcext:value-type="float">
            <text:p>0.800159035412888</text:p>
          </table:table-cell>
          <table:table-cell table:style-name="ce13" office:value-type="float" office:value="0.0132954889569949" calcext:value-type="float">
            <text:p>0.0132954889569949</text:p>
          </table:table-cell>
          <table:table-cell table:formula="of:=[.AE11]" office:value-type="float" office:value="6" calcext:value-type="float">
            <text:p>6</text:p>
          </table:table-cell>
          <table:table-cell office:value-type="float" office:value="0.987483267420016" calcext:value-type="float">
            <text:p>0.987483267420016</text:p>
          </table:table-cell>
          <table:table-cell office:value-type="float" office:value="0.000364429916585085" calcext:value-type="float">
            <text:p>0.000364429916585085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0.761895593184571" calcext:value-type="float">
            <text:p>0.761895593184571</text:p>
          </table:table-cell>
          <table:table-cell table:style-name="ce13" office:value-type="float" office:value="0.03397141170446" calcext:value-type="float">
            <text:p>0.03397141170446</text:p>
          </table:table-cell>
          <table:table-cell table:formula="of:=[.AK11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Fed-FiS</text:p>
          </table:table-cell>
          <table:table-cell office:value-type="float" office:value="0.996013045146001" calcext:value-type="float">
            <text:p>0.996013045146001</text:p>
          </table:table-cell>
          <table:table-cell office:value-type="float" office:value="0.000598382564444735" calcext:value-type="float">
            <text:p>0.000598382564444735</text:p>
          </table:table-cell>
          <table:table-cell table:formula="of:=[.D12]" office:value-type="float" office:value="32" calcext:value-type="float">
            <text:p>32</text:p>
          </table:table-cell>
          <table:table-cell table:style-name="ce13" office:value-type="float" office:value="0.891500270283552" calcext:value-type="float">
            <text:p>0.891500270283552</text:p>
          </table:table-cell>
          <table:table-cell table:style-name="ce13" office:value-type="float" office:value="0.0250522939667418" calcext:value-type="float">
            <text:p>0.0250522939667418</text:p>
          </table:table-cell>
          <table:table-cell table:formula="of:=[.G12]" office:value-type="float" office:value="5" calcext:value-type="float">
            <text:p>5</text:p>
          </table:table-cell>
          <table:table-cell table:style-name="ce13" office:value-type="float" office:value="0.949041547582315" calcext:value-type="float">
            <text:p>0.949041547582315</text:p>
          </table:table-cell>
          <table:table-cell table:style-name="ce13" office:value-type="float" office:value="0.0190426934141939" calcext:value-type="float">
            <text:p>0.0190426934141939</text:p>
          </table:table-cell>
          <table:table-cell table:formula="of:=[.J12]" office:value-type="float" office:value="7" calcext:value-type="float">
            <text:p>7</text:p>
          </table:table-cell>
          <table:table-cell table:style-name="ce13" office:value-type="float" office:value="0.519059662128691" calcext:value-type="float">
            <text:p>0.519059662128691</text:p>
          </table:table-cell>
          <table:table-cell table:style-name="ce13" office:value-type="float" office:value="0.0190431435609164" calcext:value-type="float">
            <text:p>0.0190431435609164</text:p>
          </table:table-cell>
          <table:table-cell table:formula="of:=[.M12]" office:value-type="float" office:value="25" calcext:value-type="float">
            <text:p>25</text:p>
          </table:table-cell>
          <table:table-cell table:style-name="ce13" office:value-type="float" office:value="0.797902641853235" calcext:value-type="float">
            <text:p>0.797902641853235</text:p>
          </table:table-cell>
          <table:table-cell table:style-name="ce13" office:value-type="float" office:value="0.0201907297887165" calcext:value-type="float">
            <text:p>0.0201907297887165</text:p>
          </table:table-cell>
          <table:table-cell table:formula="of:=[.P12]" office:value-type="float" office:value="11" calcext:value-type="float">
            <text:p>11</text:p>
          </table:table-cell>
          <table:table-cell table:style-name="ce13" office:value-type="float" office:value="0.950777777777778" calcext:value-type="float">
            <text:p>0.950777777777778</text:p>
          </table:table-cell>
          <table:table-cell table:style-name="ce13" office:value-type="float" office:value="0.030236924528435" calcext:value-type="float">
            <text:p>0.030236924528435</text:p>
          </table:table-cell>
          <table:table-cell table:formula="of:=[.S12]" office:value-type="float" office:value="7" calcext:value-type="float">
            <text:p>7</text:p>
          </table:table-cell>
          <table:table-cell table:style-name="ce13" office:value-type="float" office:value="0.999010957868843" calcext:value-type="float">
            <text:p>0.999010957868843</text:p>
          </table:table-cell>
          <table:table-cell table:style-name="ce13" office:value-type="float" office:value="0.0000623904074797667" calcext:value-type="float">
            <text:p>6.23904074797667E-05</text:p>
          </table:table-cell>
          <table:table-cell table:formula="of:=[.V12]" office:value-type="float" office:value="21" calcext:value-type="float">
            <text:p>21</text:p>
          </table:table-cell>
          <table:table-cell table:style-name="ce13" office:value-type="float" office:value="0.419020203102438" calcext:value-type="float">
            <text:p>0.419020203102438</text:p>
          </table:table-cell>
          <table:table-cell table:style-name="ce13" office:value-type="float" office:value="0.00882558827380237" calcext:value-type="float">
            <text:p>0.00882558827380237</text:p>
          </table:table-cell>
          <table:table-cell table:formula="of:=[.Y12]" office:value-type="float" office:value="7" calcext:value-type="float">
            <text:p>7</text:p>
          </table:table-cell>
          <table:table-cell table:style-name="ce13" office:value-type="float" office:value="0.908473378922237" calcext:value-type="float">
            <text:p>0.908473378922237</text:p>
          </table:table-cell>
          <table:table-cell table:style-name="ce13" office:value-type="float" office:value="0.00912064117489619" calcext:value-type="float">
            <text:p>0.00912064117489619</text:p>
          </table:table-cell>
          <table:table-cell table:formula="of:=[.AB12]" office:value-type="float" office:value="480" calcext:value-type="float">
            <text:p>480</text:p>
          </table:table-cell>
          <table:table-cell table:style-name="ce13" office:value-type="float" office:value="0.805712198819155" calcext:value-type="float">
            <text:p>0.805712198819155</text:p>
          </table:table-cell>
          <table:table-cell table:style-name="ce13" office:value-type="float" office:value="0.0108032730543332" calcext:value-type="float">
            <text:p>0.0108032730543332</text:p>
          </table:table-cell>
          <table:table-cell table:formula="of:=[.AE12]" office:value-type="float" office:value="7" calcext:value-type="float">
            <text:p>7</text:p>
          </table:table-cell>
          <table:table-cell table:style-name="ce13" office:value-type="float" office:value="0.98051183855244" calcext:value-type="float">
            <text:p>0.98051183855244</text:p>
          </table:table-cell>
          <table:table-cell table:style-name="ce13" office:value-type="float" office:value="0.000814524626773201" calcext:value-type="float">
            <text:p>0.000814524626773201</text:p>
          </table:table-cell>
          <table:table-cell table:formula="of:=[.AH12]" office:value-type="float" office:value="7" calcext:value-type="float">
            <text:p>7</text:p>
          </table:table-cell>
          <table:table-cell table:style-name="ce13" office:value-type="float" office:value="0.773404410144076" calcext:value-type="float">
            <text:p>0.773404410144076</text:p>
          </table:table-cell>
          <table:table-cell table:style-name="ce13" office:value-type="float" office:value="0.0178592431506816" calcext:value-type="float">
            <text:p>0.0178592431506816</text:p>
          </table:table-cell>
          <table:table-cell table:formula="of:=[.AK12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Fed-MoFS</text:p>
          </table:table-cell>
          <table:table-cell office:value-type="float" office:value="0.996001885842251" calcext:value-type="float">
            <text:p>0.996001885842251</text:p>
          </table:table-cell>
          <table:table-cell office:value-type="float" office:value="0.000989187168014619" calcext:value-type="float">
            <text:p>0.000989187168014619</text:p>
          </table:table-cell>
          <table:table-cell table:formula="of:=[.D13]" office:value-type="float" office:value="25" calcext:value-type="float">
            <text:p>25</text:p>
          </table:table-cell>
          <table:table-cell table:style-name="ce13" office:value-type="float" office:value="0.887275124084722" calcext:value-type="float">
            <text:p>0.887275124084722</text:p>
          </table:table-cell>
          <table:table-cell table:style-name="ce13" office:value-type="float" office:value="0.029692394035655" calcext:value-type="float">
            <text:p>0.029692394035655</text:p>
          </table:table-cell>
          <table:table-cell table:formula="of:=[.G13]" office:value-type="float" office:value="7" calcext:value-type="float">
            <text:p>7</text:p>
          </table:table-cell>
          <table:table-cell table:style-name="ce13" office:value-type="float" office:value="0.943649141067491" calcext:value-type="float">
            <text:p>0.943649141067491</text:p>
          </table:table-cell>
          <table:table-cell table:style-name="ce13" office:value-type="float" office:value="0.0172064259398889" calcext:value-type="float">
            <text:p>0.0172064259398889</text:p>
          </table:table-cell>
          <table:table-cell table:formula="of:=[.J13]" office:value-type="float" office:value="6" calcext:value-type="float">
            <text:p>6</text:p>
          </table:table-cell>
          <table:table-cell table:style-name="ce13" office:value-type="float" office:value="0.558860353323356" calcext:value-type="float">
            <text:p>0.558860353323356</text:p>
          </table:table-cell>
          <table:table-cell table:style-name="ce13" office:value-type="float" office:value="0.0287392002367381" calcext:value-type="float">
            <text:p>0.0287392002367381</text:p>
          </table:table-cell>
          <table:table-cell table:formula="of:=[.M13]" office:value-type="float" office:value="5" calcext:value-type="float">
            <text:p>5</text:p>
          </table:table-cell>
          <table:table-cell table:style-name="ce13" office:value-type="float" office:value="0.790247649074068" calcext:value-type="float">
            <text:p>0.790247649074068</text:p>
          </table:table-cell>
          <table:table-cell table:style-name="ce13" office:value-type="float" office:value="0.0374983359626604" calcext:value-type="float">
            <text:p>0.0374983359626604</text:p>
          </table:table-cell>
          <table:table-cell table:formula="of:=[.P13]" office:value-type="float" office:value="8" calcext:value-type="float">
            <text:p>8</text:p>
          </table:table-cell>
          <table:table-cell table:style-name="ce13" office:value-type="float" office:value="0.955111111111111" calcext:value-type="float">
            <text:p>0.955111111111111</text:p>
          </table:table-cell>
          <table:table-cell table:style-name="ce13" office:value-type="float" office:value="0.0263544219355227" calcext:value-type="float">
            <text:p>0.0263544219355227</text:p>
          </table:table-cell>
          <table:table-cell table:formula="of:=[.S13]" office:value-type="float" office:value="6" calcext:value-type="float">
            <text:p>6</text:p>
          </table:table-cell>
          <table:table-cell table:style-name="ce13" office:value-type="float" office:value="0.999016023393373" calcext:value-type="float">
            <text:p>0.999016023393373</text:p>
          </table:table-cell>
          <table:table-cell table:style-name="ce13" office:value-type="float" office:value="0.000121229082831715" calcext:value-type="float">
            <text:p>0.000121229082831715</text:p>
          </table:table-cell>
          <table:table-cell table:formula="of:=[.V13]" office:value-type="float" office:value="17" calcext:value-type="float">
            <text:p>17</text:p>
          </table:table-cell>
          <table:table-cell table:style-name="ce13" office:value-type="float" office:value="0.424851124514107" calcext:value-type="float">
            <text:p>0.424851124514107</text:p>
          </table:table-cell>
          <table:table-cell table:style-name="ce13" office:value-type="float" office:value="0.0140185972458096" calcext:value-type="float">
            <text:p>0.0140185972458096</text:p>
          </table:table-cell>
          <table:table-cell table:formula="of:=[.Y13]" office:value-type="float" office:value="8" calcext:value-type="float">
            <text:p>8</text:p>
          </table:table-cell>
          <table:table-cell table:style-name="ce13" office:value-type="float" office:value="0.907587366790583" calcext:value-type="float">
            <text:p>0.907587366790583</text:p>
          </table:table-cell>
          <table:table-cell table:style-name="ce13" office:value-type="float" office:value="0.00586225417876667" calcext:value-type="float">
            <text:p>0.00586225417876667</text:p>
          </table:table-cell>
          <table:table-cell table:formula="of:=[.AB13]" office:value-type="float" office:value="400" calcext:value-type="float">
            <text:p>400</text:p>
          </table:table-cell>
          <table:table-cell table:style-name="ce13" office:value-type="float" office:value="0.791719837970486" calcext:value-type="float">
            <text:p>0.791719837970486</text:p>
          </table:table-cell>
          <table:table-cell table:style-name="ce13" office:value-type="float" office:value="0.0204242650648464" calcext:value-type="float">
            <text:p>0.0204242650648464</text:p>
          </table:table-cell>
          <table:table-cell table:formula="of:=[.AE13]" office:value-type="float" office:value="7" calcext:value-type="float">
            <text:p>7</text:p>
          </table:table-cell>
          <table:table-cell table:style-name="ce13" office:value-type="float" office:value="0.983303258463864" calcext:value-type="float">
            <text:p>0.983303258463864</text:p>
          </table:table-cell>
          <table:table-cell table:style-name="ce13" office:value-type="float" office:value="0.00048109186680482" calcext:value-type="float">
            <text:p>0.00048109186680482</text:p>
          </table:table-cell>
          <table:table-cell table:formula="of:=[.AH13]" office:value-type="float" office:value="7" calcext:value-type="float">
            <text:p>7</text:p>
          </table:table-cell>
          <table:table-cell table:style-name="ce13" office:value-type="float" office:value="0.766375778040792" calcext:value-type="float">
            <text:p>0.766375778040792</text:p>
          </table:table-cell>
          <table:table-cell table:style-name="ce13" office:value-type="float" office:value="0.0219498495485845" calcext:value-type="float">
            <text:p>0.0219498495485845</text:p>
          </table:table-cell>
          <table:table-cell table:formula="of:=[.AK13]"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/>
          <table:table-cell table:style-name="ce1" office:value-type="string" calcext:value-type="string" table:number-columns-spanned="36" table:number-rows-spanned="1">
            <text:p>F1-SCORE</text:p>
          </table:table-cell>
          <table:covered-table-cell table:number-columns-repeated="2" table:style-name="ce1"/>
          <table:covered-table-cell table:number-columns-repeated="33"/>
          <table:table-cell table:number-columns-repeated="33"/>
        </table:table-row>
        <table:table-row table:style-name="ro1">
          <table:table-cell office:value-type="string" calcext:value-type="string">
            <text:p>No-FS</text:p>
          </table:table-cell>
          <table:table-cell table:style-name="Default" table:formula="of:=2*[.B9]*[.B15]/([.B9]+[.B15])" office:value-type="float" office:value="0.996976119715611" calcext:value-type="float">
            <text:p>0.996976119715611</text:p>
          </table:table-cell>
          <table:table-cell table:style-name="Default" table:formula="of:=2*[.C9]*[.C15]/([.C9]+[.C15])" office:value-type="float" office:value="0.000312203722163373" calcext:value-type="float">
            <text:p>0.000312203722163373</text:p>
          </table:table-cell>
          <table:table-cell table:formula="of:=[.D15]" office:value-type="float" office:value="38" calcext:value-type="float">
            <text:p>38</text:p>
          </table:table-cell>
          <table:table-cell table:formula="of:=2*[.E9]*[.E15]/([.E9]+[.E15])" office:value-type="float" office:value="0.87739558734181" calcext:value-type="float">
            <text:p>0.87739558734181</text:p>
          </table:table-cell>
          <table:table-cell table:formula="of:=2*[.F9]*[.F15]/([.F9]+[.F15])" office:value-type="float" office:value="0.0188314612677748" calcext:value-type="float">
            <text:p>0.0188314612677748</text:p>
          </table:table-cell>
          <table:table-cell table:formula="of:=[.G15]" office:value-type="float" office:value="33" calcext:value-type="float">
            <text:p>33</text:p>
          </table:table-cell>
          <table:table-cell table:formula="of:=2*[.H9]*[.H15]/([.H9]+[.H15])" office:value-type="float" office:value="0.945503968028632" calcext:value-type="float">
            <text:p>0.945503968028632</text:p>
          </table:table-cell>
          <table:table-cell table:formula="of:=2*[.I9]*[.I15]/([.I9]+[.I15])" office:value-type="float" office:value="0.0140113915607747" calcext:value-type="float">
            <text:p>0.0140113915607747</text:p>
          </table:table-cell>
          <table:table-cell table:formula="of:=[.J15]" office:value-type="float" office:value="31" calcext:value-type="float">
            <text:p>31</text:p>
          </table:table-cell>
          <table:table-cell table:formula="of:=2*[.K9]*[.K15]/([.K9]+[.K15])" office:value-type="float" office:value="0.525732962948745" calcext:value-type="float">
            <text:p>0.525732962948745</text:p>
          </table:table-cell>
          <table:table-cell table:formula="of:=2*[.L9]*[.L15]/([.L9]+[.L15])" office:value-type="float" office:value="0.0391487308244748" calcext:value-type="float">
            <text:p>0.0391487308244748</text:p>
          </table:table-cell>
          <table:table-cell table:formula="of:=[.M15]" office:value-type="float" office:value="100" calcext:value-type="float">
            <text:p>100</text:p>
          </table:table-cell>
          <table:table-cell table:formula="of:=2*[.N9]*[.N15]/([.N9]+[.N15])" office:value-type="float" office:value="0.82185384055923" calcext:value-type="float">
            <text:p>0.82185384055923</text:p>
          </table:table-cell>
          <table:table-cell table:formula="of:=2*[.O9]*[.O15]/([.O9]+[.O15])" office:value-type="float" office:value="0.0226452687157348" calcext:value-type="float">
            <text:p>0.0226452687157348</text:p>
          </table:table-cell>
          <table:table-cell table:formula="of:=[.P15]" office:value-type="float" office:value="12" calcext:value-type="float">
            <text:p>12</text:p>
          </table:table-cell>
          <table:table-cell table:formula="of:=2*[.Q9]*[.Q15]/([.Q9]+[.Q15])" office:value-type="float" office:value="0.953122023852337" calcext:value-type="float">
            <text:p>0.953122023852337</text:p>
          </table:table-cell>
          <table:table-cell table:formula="of:=2*[.R9]*[.R15]/([.R9]+[.R15])" office:value-type="float" office:value="0.0165871973806422" calcext:value-type="float">
            <text:p>0.0165871973806422</text:p>
          </table:table-cell>
          <table:table-cell table:formula="of:=[.S15]" office:value-type="float" office:value="13" calcext:value-type="float">
            <text:p>13</text:p>
          </table:table-cell>
          <table:table-cell table:formula="of:=2*[.T9]*[.T15]/([.T9]+[.T15])" office:value-type="float" office:value="0.999447980977101" calcext:value-type="float">
            <text:p>0.999447980977101</text:p>
          </table:table-cell>
          <table:table-cell table:formula="of:=2*[.U9]*[.U15]/([.U9]+[.U15])" office:value-type="float" office:value="0.0000621097351229376" calcext:value-type="float">
            <text:p>6.21097351229376E-05</text:p>
          </table:table-cell>
          <table:table-cell table:formula="of:=[.V15]" office:value-type="float" office:value="30" calcext:value-type="float">
            <text:p>30</text:p>
          </table:table-cell>
          <table:table-cell table:formula="of:=2*[.W9]*[.W15]/([.W9]+[.W15])" office:value-type="float" office:value="0.438146536253515" calcext:value-type="float">
            <text:p>0.438146536253515</text:p>
          </table:table-cell>
          <table:table-cell table:formula="of:=2*[.X9]*[.X15]/([.X9]+[.X15])" office:value-type="float" office:value="0.00862377925198035" calcext:value-type="float">
            <text:p>0.00862377925198035</text:p>
          </table:table-cell>
          <table:table-cell table:formula="of:=[.Y15]" office:value-type="float" office:value="9" calcext:value-type="float">
            <text:p>9</text:p>
          </table:table-cell>
          <table:table-cell table:formula="of:=2*[.Z9]*[.Z15]/([.Z9]+[.Z15])" office:value-type="float" office:value="0.911044450065432" calcext:value-type="float">
            <text:p>0.911044450065432</text:p>
          </table:table-cell>
          <table:table-cell table:formula="of:=2*[.AA9]*[.AA15]/([.AA9]+[.AA15])" office:value-type="float" office:value="0.00623610023560897" calcext:value-type="float">
            <text:p>0.00623610023560897</text:p>
          </table:table-cell>
          <table:table-cell table:formula="of:=[.AB15]" office:value-type="float" office:value="617" calcext:value-type="float">
            <text:p>617</text:p>
          </table:table-cell>
          <table:table-cell table:formula="of:=2*[.AC9]*[.AC15]/([.AC9]+[.AC15])" office:value-type="float" office:value="0.811443592363711" calcext:value-type="float">
            <text:p>0.811443592363711</text:p>
          </table:table-cell>
          <table:table-cell table:formula="of:=2*[.AD9]*[.AD15]/([.AD9]+[.AD15])" office:value-type="float" office:value="0.0126057429415295" calcext:value-type="float">
            <text:p>0.0126057429415295</text:p>
          </table:table-cell>
          <table:table-cell table:formula="of:=[.AE15]" office:value-type="float" office:value="8" calcext:value-type="float">
            <text:p>8</text:p>
          </table:table-cell>
          <table:table-cell table:formula="of:=2*[.AF9]*[.AF15]/([.AF9]+[.AF15])" office:value-type="float" office:value="0.977603521360502" calcext:value-type="float">
            <text:p>0.977603521360502</text:p>
          </table:table-cell>
          <table:table-cell table:formula="of:=2*[.AG9]*[.AG15]/([.AG9]+[.AG15])" office:value-type="float" office:value="0.000438722611975651" calcext:value-type="float">
            <text:p>0.000438722611975651</text:p>
          </table:table-cell>
          <table:table-cell table:formula="of:=[.AH15]" office:value-type="float" office:value="28" calcext:value-type="float">
            <text:p>28</text:p>
          </table:table-cell>
          <table:table-cell table:formula="of:=2*[.AI9]*[.AI15]/([.AI9]+[.AI15])" office:value-type="float" office:value="0.770181735085591" calcext:value-type="float">
            <text:p>0.770181735085591</text:p>
          </table:table-cell>
          <table:table-cell table:formula="of:=2*[.AJ9]*[.AJ15]/([.AJ9]+[.AJ15])" office:value-type="float" office:value="0.0178916180828754" calcext:value-type="float">
            <text:p>0.0178916180828754</text:p>
          </table:table-cell>
          <table:table-cell table:formula="of:=[.AK15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NOVA</text:p>
          </table:table-cell>
          <table:table-cell table:style-name="Default" table:formula="of:=2*[.B10]*[.B16]/([.B10]+[.B16])" office:value-type="float" office:value="0.99640424590307" calcext:value-type="float">
            <text:p>0.99640424590307</text:p>
          </table:table-cell>
          <table:table-cell table:style-name="Default" table:formula="of:=2*[.C10]*[.C16]/([.C10]+[.C16])" office:value-type="float" office:value="0.000441005799017715" calcext:value-type="float">
            <text:p>0.000441005799017715</text:p>
          </table:table-cell>
          <table:table-cell table:formula="of:=[.D16]" office:value-type="float" office:value="33" calcext:value-type="float">
            <text:p>33</text:p>
          </table:table-cell>
          <table:table-cell table:formula="of:=2*[.E10]*[.E16]/([.E10]+[.E16])" office:value-type="float" office:value="0.878285027416718" calcext:value-type="float">
            <text:p>0.878285027416718</text:p>
          </table:table-cell>
          <table:table-cell table:formula="of:=2*[.F10]*[.F16]/([.F10]+[.F16])" office:value-type="float" office:value="0.0284517292499894" calcext:value-type="float">
            <text:p>0.0284517292499894</text:p>
          </table:table-cell>
          <table:table-cell table:formula="of:=[.G16]" office:value-type="float" office:value="12" calcext:value-type="float">
            <text:p>12</text:p>
          </table:table-cell>
          <table:table-cell table:formula="of:=2*[.H10]*[.H16]/([.H10]+[.H16])" office:value-type="float" office:value="0.946458061767655" calcext:value-type="float">
            <text:p>0.946458061767655</text:p>
          </table:table-cell>
          <table:table-cell table:formula="of:=2*[.I10]*[.I16]/([.I10]+[.I16])" office:value-type="float" office:value="0.0138109343799277" calcext:value-type="float">
            <text:p>0.0138109343799277</text:p>
          </table:table-cell>
          <table:table-cell table:formula="of:=[.J16]" office:value-type="float" office:value="23" calcext:value-type="float">
            <text:p>23</text:p>
          </table:table-cell>
          <table:table-cell table:formula="of:=2*[.K10]*[.K16]/([.K10]+[.K16])" office:value-type="float" office:value="0.521201339324798" calcext:value-type="float">
            <text:p>0.521201339324798</text:p>
          </table:table-cell>
          <table:table-cell table:formula="of:=2*[.L10]*[.L16]/([.L10]+[.L16])" office:value-type="float" office:value="0.0334865753867313" calcext:value-type="float">
            <text:p>0.0334865753867313</text:p>
          </table:table-cell>
          <table:table-cell table:formula="of:=[.M16]" office:value-type="float" office:value="65" calcext:value-type="float">
            <text:p>65</text:p>
          </table:table-cell>
          <table:table-cell table:formula="of:=2*[.N10]*[.N16]/([.N10]+[.N16])" office:value-type="float" office:value="0.824622303754953" calcext:value-type="float">
            <text:p>0.824622303754953</text:p>
          </table:table-cell>
          <table:table-cell table:formula="of:=2*[.O10]*[.O16]/([.O10]+[.O16])" office:value-type="float" office:value="0.0176457509312354" calcext:value-type="float">
            <text:p>0.0176457509312354</text:p>
          </table:table-cell>
          <table:table-cell table:formula="of:=[.P16]" office:value-type="float" office:value="11" calcext:value-type="float">
            <text:p>11</text:p>
          </table:table-cell>
          <table:table-cell table:formula="of:=2*[.Q10]*[.Q16]/([.Q10]+[.Q16])" office:value-type="float" office:value="0.953872802256615" calcext:value-type="float">
            <text:p>0.953872802256615</text:p>
          </table:table-cell>
          <table:table-cell table:formula="of:=2*[.R10]*[.R16]/([.R10]+[.R16])" office:value-type="float" office:value="0.0307042372620445" calcext:value-type="float">
            <text:p>0.0307042372620445</text:p>
          </table:table-cell>
          <table:table-cell table:formula="of:=[.S16]" office:value-type="float" office:value="8" calcext:value-type="float">
            <text:p>8</text:p>
          </table:table-cell>
          <table:table-cell table:formula="of:=2*[.T10]*[.T16]/([.T10]+[.T16])" office:value-type="float" office:value="0.999059704971501" calcext:value-type="float">
            <text:p>0.999059704971501</text:p>
          </table:table-cell>
          <table:table-cell table:formula="of:=2*[.U10]*[.U16]/([.U10]+[.U16])" office:value-type="float" office:value="0.0000761875897235192" calcext:value-type="float">
            <text:p>7.61875897235192E-05</text:p>
          </table:table-cell>
          <table:table-cell table:formula="of:=[.V16]" office:value-type="float" office:value="21" calcext:value-type="float">
            <text:p>21</text:p>
          </table:table-cell>
          <table:table-cell table:formula="of:=2*[.W10]*[.W16]/([.W10]+[.W16])" office:value-type="float" office:value="0.425399387604304" calcext:value-type="float">
            <text:p>0.425399387604304</text:p>
          </table:table-cell>
          <table:table-cell table:formula="of:=2*[.X10]*[.X16]/([.X10]+[.X16])" office:value-type="float" office:value="0.0157847112404451" calcext:value-type="float">
            <text:p>0.0157847112404451</text:p>
          </table:table-cell>
          <table:table-cell table:formula="of:=[.Y16]" office:value-type="float" office:value="8" calcext:value-type="float">
            <text:p>8</text:p>
          </table:table-cell>
          <table:table-cell table:formula="of:=2*[.Z10]*[.Z16]/([.Z10]+[.Z16])" office:value-type="float" office:value="0.91183859867005" calcext:value-type="float">
            <text:p>0.91183859867005</text:p>
          </table:table-cell>
          <table:table-cell table:formula="of:=2*[.AA10]*[.AA16]/([.AA10]+[.AA16])" office:value-type="float" office:value="0.00616352506104033" calcext:value-type="float">
            <text:p>0.00616352506104033</text:p>
          </table:table-cell>
          <table:table-cell table:formula="of:=[.AB16]" office:value-type="float" office:value="480" calcext:value-type="float">
            <text:p>480</text:p>
          </table:table-cell>
          <table:table-cell table:formula="of:=2*[.AC10]*[.AC16]/([.AC10]+[.AC16])" office:value-type="float" office:value="0.795655644013406" calcext:value-type="float">
            <text:p>0.795655644013406</text:p>
          </table:table-cell>
          <table:table-cell table:formula="of:=2*[.AD10]*[.AD16]/([.AD10]+[.AD16])" office:value-type="float" office:value="0.0131044136776252" calcext:value-type="float">
            <text:p>0.0131044136776252</text:p>
          </table:table-cell>
          <table:table-cell table:formula="of:=[.AE16]" office:value-type="float" office:value="7" calcext:value-type="float">
            <text:p>7</text:p>
          </table:table-cell>
          <table:table-cell table:formula="of:=2*[.AF10]*[.AF16]/([.AF10]+[.AF16])" office:value-type="float" office:value="0.966288576303362" calcext:value-type="float">
            <text:p>0.966288576303362</text:p>
          </table:table-cell>
          <table:table-cell table:formula="of:=2*[.AG10]*[.AG16]/([.AG10]+[.AG16])" office:value-type="float" office:value="0.000603503916747324" calcext:value-type="float">
            <text:p>0.000603503916747324</text:p>
          </table:table-cell>
          <table:table-cell table:formula="of:=[.AH16]" office:value-type="float" office:value="19" calcext:value-type="float">
            <text:p>19</text:p>
          </table:table-cell>
          <table:table-cell table:formula="of:=2*[.AI10]*[.AI16]/([.AI10]+[.AI16])" office:value-type="float" office:value="0.762910387250334" calcext:value-type="float">
            <text:p>0.762910387250334</text:p>
          </table:table-cell>
          <table:table-cell table:formula="of:=2*[.AJ10]*[.AJ16]/([.AJ10]+[.AJ16])" office:value-type="float" office:value="0.023128966673409" calcext:value-type="float">
            <text:p>0.023128966673409</text:p>
          </table:table-cell>
          <table:table-cell table:formula="of:=[.AK16]"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RFE</text:p>
          </table:table-cell>
          <table:table-cell table:style-name="Default" table:formula="of:=2*[.B11]*[.B17]/([.B11]+[.B17])" office:value-type="float" office:value="0.996668476520446" calcext:value-type="float">
            <text:p>0.996668476520446</text:p>
          </table:table-cell>
          <table:table-cell table:style-name="Default" table:formula="of:=2*[.C11]*[.C17]/([.C11]+[.C17])" office:value-type="float" office:value="0.000380435090476918" calcext:value-type="float">
            <text:p>0.000380435090476918</text:p>
          </table:table-cell>
          <table:table-cell table:formula="of:=[.D17]" office:value-type="float" office:value="31" calcext:value-type="float">
            <text:p>31</text:p>
          </table:table-cell>
          <table:table-cell table:formula="of:=2*[.E11]*[.E17]/([.E11]+[.E17])" office:value-type="float" office:value="0.875874908367634" calcext:value-type="float">
            <text:p>0.875874908367634</text:p>
          </table:table-cell>
          <table:table-cell table:formula="of:=2*[.F11]*[.F17]/([.F11]+[.F17])" office:value-type="float" office:value="0.0509775687682054" calcext:value-type="float">
            <text:p>0.0509775687682054</text:p>
          </table:table-cell>
          <table:table-cell table:formula="of:=[.G17]" office:value-type="float" office:value="11" calcext:value-type="float">
            <text:p>11</text:p>
          </table:table-cell>
          <table:table-cell table:formula="of:=2*[.H11]*[.H17]/([.H11]+[.H17])" office:value-type="float" office:value="0.949652341178073" calcext:value-type="float">
            <text:p>0.949652341178073</text:p>
          </table:table-cell>
          <table:table-cell table:formula="of:=2*[.I11]*[.I17]/([.I11]+[.I17])" office:value-type="float" office:value="0.02129380202387" calcext:value-type="float">
            <text:p>0.02129380202387</text:p>
          </table:table-cell>
          <table:table-cell table:formula="of:=[.J17]" office:value-type="float" office:value="8" calcext:value-type="float">
            <text:p>8</text:p>
          </table:table-cell>
          <table:table-cell table:formula="of:=2*[.K11]*[.K17]/([.K11]+[.K17])" office:value-type="float" office:value="0.509257786118902" calcext:value-type="float">
            <text:p>0.509257786118902</text:p>
          </table:table-cell>
          <table:table-cell table:formula="of:=2*[.L11]*[.L17]/([.L11]+[.L17])" office:value-type="float" office:value="0.0294597400830595" calcext:value-type="float">
            <text:p>0.0294597400830595</text:p>
          </table:table-cell>
          <table:table-cell table:formula="of:=[.M17]" office:value-type="float" office:value="45" calcext:value-type="float">
            <text:p>45</text:p>
          </table:table-cell>
          <table:table-cell table:formula="of:=2*[.N11]*[.N17]/([.N11]+[.N17])" office:value-type="float" office:value="0.820960342930409" calcext:value-type="float">
            <text:p>0.820960342930409</text:p>
          </table:table-cell>
          <table:table-cell table:formula="of:=2*[.O11]*[.O17]/([.O11]+[.O17])" office:value-type="float" office:value="0.0239521728567821" calcext:value-type="float">
            <text:p>0.0239521728567821</text:p>
          </table:table-cell>
          <table:table-cell table:formula="of:=[.P17]" office:value-type="float" office:value="10" calcext:value-type="float">
            <text:p>10</text:p>
          </table:table-cell>
          <table:table-cell table:formula="of:=2*[.Q11]*[.Q17]/([.Q11]+[.Q17])" office:value-type="float" office:value="0.953894709767437" calcext:value-type="float">
            <text:p>0.953894709767437</text:p>
          </table:table-cell>
          <table:table-cell table:formula="of:=2*[.R11]*[.R17]/([.R11]+[.R17])" office:value-type="float" office:value="0.0355798344894294" calcext:value-type="float">
            <text:p>0.0355798344894294</text:p>
          </table:table-cell>
          <table:table-cell table:formula="of:=[.S17]" office:value-type="float" office:value="7" calcext:value-type="float">
            <text:p>7</text:p>
          </table:table-cell>
          <table:table-cell table:formula="of:=2*[.T11]*[.T17]/([.T11]+[.T17])" office:value-type="float" office:value="0.99646780973434" calcext:value-type="float">
            <text:p>0.99646780973434</text:p>
          </table:table-cell>
          <table:table-cell table:formula="of:=2*[.U11]*[.U17]/([.U11]+[.U17])" office:value-type="float" office:value="0.000138297324908222" calcext:value-type="float">
            <text:p>0.000138297324908222</text:p>
          </table:table-cell>
          <table:table-cell table:formula="of:=[.V17]" office:value-type="float" office:value="20" calcext:value-type="float">
            <text:p>20</text:p>
          </table:table-cell>
          <table:table-cell table:formula="of:=2*[.W11]*[.W17]/([.W11]+[.W17])" office:value-type="float" office:value="0.433863501438647" calcext:value-type="float">
            <text:p>0.433863501438647</text:p>
          </table:table-cell>
          <table:table-cell table:formula="of:=2*[.X11]*[.X17]/([.X11]+[.X17])" office:value-type="float" office:value="0.0101864586639862" calcext:value-type="float">
            <text:p>0.0101864586639862</text:p>
          </table:table-cell>
          <table:table-cell table:formula="of:=[.Y17]" office:value-type="float" office:value="8" calcext:value-type="float">
            <text:p>8</text:p>
          </table:table-cell>
          <table:table-cell table:formula="of:=2*[.Z11]*[.Z17]/([.Z11]+[.Z17])" office:value-type="float" office:value="0.912732876034788" calcext:value-type="float">
            <text:p>0.912732876034788</text:p>
          </table:table-cell>
          <table:table-cell table:formula="of:=2*[.AA11]*[.AA17]/([.AA11]+[.AA17])" office:value-type="float" office:value="0.000627967742126906" calcext:value-type="float">
            <text:p>0.000627967742126906</text:p>
          </table:table-cell>
          <table:table-cell table:formula="of:=[.AB17]" office:value-type="float" office:value="400" calcext:value-type="float">
            <text:p>400</text:p>
          </table:table-cell>
          <table:table-cell table:formula="of:=2*[.AC11]*[.AC17]/([.AC11]+[.AC17])" office:value-type="float" office:value="0.800924570839207" calcext:value-type="float">
            <text:p>0.800924570839207</text:p>
          </table:table-cell>
          <table:table-cell table:formula="of:=2*[.AD11]*[.AD17]/([.AD11]+[.AD17])" office:value-type="float" office:value="0.013603993199926" calcext:value-type="float">
            <text:p>0.013603993199926</text:p>
          </table:table-cell>
          <table:table-cell table:formula="of:=[.AE17]" office:value-type="float" office:value="6" calcext:value-type="float">
            <text:p>6</text:p>
          </table:table-cell>
          <table:table-cell table:formula="of:=2*[.AF11]*[.AF17]/([.AF11]+[.AF17])" office:value-type="float" office:value="0.987589517688973" calcext:value-type="float">
            <text:p>0.987589517688973</text:p>
          </table:table-cell>
          <table:table-cell table:formula="of:=2*[.AG11]*[.AG17]/([.AG11]+[.AG17])" office:value-type="float" office:value="0.000357257639405025" calcext:value-type="float">
            <text:p>0.000357257639405025</text:p>
          </table:table-cell>
          <table:table-cell office:value-type="float" office:value="9" calcext:value-type="float">
            <text:p>9</text:p>
          </table:table-cell>
          <table:table-cell table:formula="of:=2*[.AI11]*[.AI17]/([.AI11]+[.AI17])" office:value-type="float" office:value="0.768393879933652" calcext:value-type="float">
            <text:p>0.768393879933652</text:p>
          </table:table-cell>
          <table:table-cell table:formula="of:=2*[.AJ11]*[.AJ17]/([.AJ11]+[.AJ17])" office:value-type="float" office:value="0.0339619635205401" calcext:value-type="float">
            <text:p>0.0339619635205401</text:p>
          </table:table-cell>
          <table:table-cell table:formula="of:=[.AK17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Fed-FiS</text:p>
          </table:table-cell>
          <table:table-cell table:style-name="Default" table:formula="of:=2*[.B12]*[.B18]/([.B12]+[.B18])" office:value-type="float" office:value="0.996016739214804" calcext:value-type="float">
            <text:p>0.996016739214804</text:p>
          </table:table-cell>
          <table:table-cell table:style-name="Default" table:formula="of:=2*[.C12]*[.C18]/([.C12]+[.C18])" office:value-type="float" office:value="0.000598203220031677" calcext:value-type="float">
            <text:p>0.000598203220031677</text:p>
          </table:table-cell>
          <table:table-cell table:formula="of:=[.D18]" office:value-type="float" office:value="32" calcext:value-type="float">
            <text:p>32</text:p>
          </table:table-cell>
          <table:table-cell table:formula="of:=2*[.E12]*[.E18]/([.E12]+[.E18])" office:value-type="float" office:value="0.899551992635852" calcext:value-type="float">
            <text:p>0.899551992635852</text:p>
          </table:table-cell>
          <table:table-cell table:formula="of:=2*[.F12]*[.F18]/([.F12]+[.F18])" office:value-type="float" office:value="0.0250763640749662" calcext:value-type="float">
            <text:p>0.0250763640749662</text:p>
          </table:table-cell>
          <table:table-cell table:formula="of:=[.G18]" office:value-type="float" office:value="5" calcext:value-type="float">
            <text:p>5</text:p>
          </table:table-cell>
          <table:table-cell table:formula="of:=2*[.H12]*[.H18]/([.H12]+[.H18])" office:value-type="float" office:value="0.95160736818615" calcext:value-type="float">
            <text:p>0.95160736818615</text:p>
          </table:table-cell>
          <table:table-cell table:formula="of:=2*[.I12]*[.I18]/([.I12]+[.I18])" office:value-type="float" office:value="0.0180827764111954" calcext:value-type="float">
            <text:p>0.0180827764111954</text:p>
          </table:table-cell>
          <table:table-cell table:formula="of:=[.J18]" office:value-type="float" office:value="7" calcext:value-type="float">
            <text:p>7</text:p>
          </table:table-cell>
          <table:table-cell table:formula="of:=2*[.K12]*[.K18]/([.K12]+[.K18])" office:value-type="float" office:value="0.524244255468242" calcext:value-type="float">
            <text:p>0.524244255468242</text:p>
          </table:table-cell>
          <table:table-cell table:formula="of:=2*[.L12]*[.L18]/([.L12]+[.L18])" office:value-type="float" office:value="0.017355668396084" calcext:value-type="float">
            <text:p>0.017355668396084</text:p>
          </table:table-cell>
          <table:table-cell table:formula="of:=[.M18]" office:value-type="float" office:value="25" calcext:value-type="float">
            <text:p>25</text:p>
          </table:table-cell>
          <table:table-cell table:formula="of:=2*[.N12]*[.N18]/([.N12]+[.N18])" office:value-type="float" office:value="0.81312580147855" calcext:value-type="float">
            <text:p>0.81312580147855</text:p>
          </table:table-cell>
          <table:table-cell table:formula="of:=2*[.O12]*[.O18]/([.O12]+[.O18])" office:value-type="float" office:value="0.0204499158561462" calcext:value-type="float">
            <text:p>0.0204499158561462</text:p>
          </table:table-cell>
          <table:table-cell table:formula="of:=[.P18]" office:value-type="float" office:value="11" calcext:value-type="float">
            <text:p>11</text:p>
          </table:table-cell>
          <table:table-cell table:formula="of:=2*[.Q12]*[.Q18]/([.Q12]+[.Q18])" office:value-type="float" office:value="0.961469602986263" calcext:value-type="float">
            <text:p>0.961469602986263</text:p>
          </table:table-cell>
          <table:table-cell table:formula="of:=2*[.R12]*[.R18]/([.R12]+[.R18])" office:value-type="float" office:value="0.0204087351135977" calcext:value-type="float">
            <text:p>0.0204087351135977</text:p>
          </table:table-cell>
          <table:table-cell table:formula="of:=[.S18]" office:value-type="float" office:value="7" calcext:value-type="float">
            <text:p>7</text:p>
          </table:table-cell>
          <table:table-cell table:formula="of:=2*[.T12]*[.T18]/([.T12]+[.T18])" office:value-type="float" office:value="0.999010999499095" calcext:value-type="float">
            <text:p>0.999010999499095</text:p>
          </table:table-cell>
          <table:table-cell table:formula="of:=2*[.U12]*[.U18]/([.U12]+[.U18])" office:value-type="float" office:value="0.0000623725504327877" calcext:value-type="float">
            <text:p>6.23725504327877E-05</text:p>
          </table:table-cell>
          <table:table-cell table:formula="of:=[.V18]" office:value-type="float" office:value="21" calcext:value-type="float">
            <text:p>21</text:p>
          </table:table-cell>
          <table:table-cell table:formula="of:=2*[.W12]*[.W18]/([.W12]+[.W18])" office:value-type="float" office:value="0.419518044353819" calcext:value-type="float">
            <text:p>0.419518044353819</text:p>
          </table:table-cell>
          <table:table-cell table:formula="of:=2*[.X12]*[.X18]/([.X12]+[.X18])" office:value-type="float" office:value="0.00887245562267331" calcext:value-type="float">
            <text:p>0.00887245562267331</text:p>
          </table:table-cell>
          <table:table-cell table:formula="of:=[.Y18]" office:value-type="float" office:value="7" calcext:value-type="float">
            <text:p>7</text:p>
          </table:table-cell>
          <table:table-cell table:formula="of:=2*[.Z12]*[.Z18]/([.Z12]+[.Z18])" office:value-type="float" office:value="0.912536331466198" calcext:value-type="float">
            <text:p>0.912536331466198</text:p>
          </table:table-cell>
          <table:table-cell table:formula="of:=2*[.AA12]*[.AA18]/([.AA12]+[.AA18])" office:value-type="float" office:value="0.00848066204043941" calcext:value-type="float">
            <text:p>0.00848066204043941</text:p>
          </table:table-cell>
          <table:table-cell table:formula="of:=[.AB18]" office:value-type="float" office:value="480" calcext:value-type="float">
            <text:p>480</text:p>
          </table:table-cell>
          <table:table-cell table:formula="of:=2*[.AC12]*[.AC18]/([.AC12]+[.AC18])" office:value-type="float" office:value="0.80694980000221" calcext:value-type="float">
            <text:p>0.80694980000221</text:p>
          </table:table-cell>
          <table:table-cell table:formula="of:=2*[.AD12]*[.AD18]/([.AD12]+[.AD18])" office:value-type="float" office:value="0.0109866781643897" calcext:value-type="float">
            <text:p>0.0109866781643897</text:p>
          </table:table-cell>
          <table:table-cell table:formula="of:=[.AE18]" office:value-type="float" office:value="7" calcext:value-type="float">
            <text:p>7</text:p>
          </table:table-cell>
          <table:table-cell table:formula="of:=2*[.AF12]*[.AF18]/([.AF12]+[.AF18])" office:value-type="float" office:value="0.980763066538639" calcext:value-type="float">
            <text:p>0.980763066538639</text:p>
          </table:table-cell>
          <table:table-cell table:formula="of:=2*[.AG12]*[.AG18]/([.AG12]+[.AG18])" office:value-type="float" office:value="0.000793227019915522" calcext:value-type="float">
            <text:p>0.000793227019915522</text:p>
          </table:table-cell>
          <table:table-cell table:formula="of:=[.AH18]" office:value-type="float" office:value="7" calcext:value-type="float">
            <text:p>7</text:p>
          </table:table-cell>
          <table:table-cell table:formula="of:=2*[.AI12]*[.AI18]/([.AI12]+[.AI18])" office:value-type="float" office:value="0.780080762601651" calcext:value-type="float">
            <text:p>0.780080762601651</text:p>
          </table:table-cell>
          <table:table-cell table:formula="of:=2*[.AJ12]*[.AJ18]/([.AJ12]+[.AJ18])" office:value-type="float" office:value="0.0187041550727379" calcext:value-type="float">
            <text:p>0.0187041550727379</text:p>
          </table:table-cell>
          <table:table-cell table:formula="of:=[.AK18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Fed-MoFS</text:p>
          </table:table-cell>
          <table:table-cell table:style-name="Default" table:formula="of:=2*[.B13]*[.B19]/([.B13]+[.B19])" office:value-type="float" office:value="0.996005042701168" calcext:value-type="float">
            <text:p>0.996005042701168</text:p>
          </table:table-cell>
          <table:table-cell table:style-name="Default" table:formula="of:=2*[.C13]*[.C19]/([.C13]+[.C19])" office:value-type="float" office:value="0.00098874969359009" calcext:value-type="float">
            <text:p>0.00098874969359009</text:p>
          </table:table-cell>
          <table:table-cell table:formula="of:=[.D19]" office:value-type="float" office:value="25" calcext:value-type="float">
            <text:p>25</text:p>
          </table:table-cell>
          <table:table-cell table:formula="of:=2*[.E13]*[.E19]/([.E13]+[.E19])" office:value-type="float" office:value="0.89414990964673" calcext:value-type="float">
            <text:p>0.89414990964673</text:p>
          </table:table-cell>
          <table:table-cell table:formula="of:=2*[.F13]*[.F19]/([.F13]+[.F19])" office:value-type="float" office:value="0.0288915641470019" calcext:value-type="float">
            <text:p>0.0288915641470019</text:p>
          </table:table-cell>
          <table:table-cell table:formula="of:=[.G19]" office:value-type="float" office:value="7" calcext:value-type="float">
            <text:p>7</text:p>
          </table:table-cell>
          <table:table-cell table:formula="of:=2*[.H13]*[.H19]/([.H13]+[.H19])" office:value-type="float" office:value="0.946218479605363" calcext:value-type="float">
            <text:p>0.946218479605363</text:p>
          </table:table-cell>
          <table:table-cell table:formula="of:=2*[.I13]*[.I19]/([.I13]+[.I19])" office:value-type="float" office:value="0.0161303705796213" calcext:value-type="float">
            <text:p>0.0161303705796213</text:p>
          </table:table-cell>
          <table:table-cell table:formula="of:=[.J19]" office:value-type="float" office:value="6" calcext:value-type="float">
            <text:p>6</text:p>
          </table:table-cell>
          <table:table-cell table:formula="of:=2*[.K13]*[.K19]/([.K13]+[.K19])" office:value-type="float" office:value="0.562645720130663" calcext:value-type="float">
            <text:p>0.562645720130663</text:p>
          </table:table-cell>
          <table:table-cell table:formula="of:=2*[.L13]*[.L19]/([.L13]+[.L19])" office:value-type="float" office:value="0.0290225179845096" calcext:value-type="float">
            <text:p>0.0290225179845096</text:p>
          </table:table-cell>
          <table:table-cell table:formula="of:=[.M19]" office:value-type="float" office:value="5" calcext:value-type="float">
            <text:p>5</text:p>
          </table:table-cell>
          <table:table-cell table:formula="of:=2*[.N13]*[.N19]/([.N13]+[.N19])" office:value-type="float" office:value="0.802689437958989" calcext:value-type="float">
            <text:p>0.802689437958989</text:p>
          </table:table-cell>
          <table:table-cell table:formula="of:=2*[.O13]*[.O19]/([.O13]+[.O19])" office:value-type="float" office:value="0.0333676593769097" calcext:value-type="float">
            <text:p>0.0333676593769097</text:p>
          </table:table-cell>
          <table:table-cell table:formula="of:=[.P19]" office:value-type="float" office:value="8" calcext:value-type="float">
            <text:p>8</text:p>
          </table:table-cell>
          <table:table-cell table:formula="of:=2*[.Q13]*[.Q19]/([.Q13]+[.Q19])" office:value-type="float" office:value="0.961920026571996" calcext:value-type="float">
            <text:p>0.961920026571996</text:p>
          </table:table-cell>
          <table:table-cell table:formula="of:=2*[.R13]*[.R19]/([.R13]+[.R19])" office:value-type="float" office:value="0.02319142166192" calcext:value-type="float">
            <text:p>0.02319142166192</text:p>
          </table:table-cell>
          <table:table-cell table:formula="of:=[.S19]" office:value-type="float" office:value="6" calcext:value-type="float">
            <text:p>6</text:p>
          </table:table-cell>
          <table:table-cell table:formula="of:=2*[.T13]*[.T19]/([.T13]+[.T19])" office:value-type="float" office:value="0.999016103853471" calcext:value-type="float">
            <text:p>0.999016103853471</text:p>
          </table:table-cell>
          <table:table-cell table:formula="of:=2*[.U13]*[.U19]/([.U13]+[.U19])" office:value-type="float" office:value="0.000121195873231882" calcext:value-type="float">
            <text:p>0.000121195873231882</text:p>
          </table:table-cell>
          <table:table-cell table:formula="of:=[.V19]" office:value-type="float" office:value="17" calcext:value-type="float">
            <text:p>17</text:p>
          </table:table-cell>
          <table:table-cell table:formula="of:=2*[.W13]*[.W19]/([.W13]+[.W19])" office:value-type="float" office:value="0.425726248751361" calcext:value-type="float">
            <text:p>0.425726248751361</text:p>
          </table:table-cell>
          <table:table-cell table:formula="of:=2*[.X13]*[.X19]/([.X13]+[.X19])" office:value-type="float" office:value="0.0146360531707032" calcext:value-type="float">
            <text:p>0.0146360531707032</text:p>
          </table:table-cell>
          <table:table-cell table:formula="of:=[.Y19]" office:value-type="float" office:value="8" calcext:value-type="float">
            <text:p>8</text:p>
          </table:table-cell>
          <table:table-cell table:formula="of:=2*[.Z13]*[.Z19]/([.Z13]+[.Z19])" office:value-type="float" office:value="0.911954511389726" calcext:value-type="float">
            <text:p>0.911954511389726</text:p>
          </table:table-cell>
          <table:table-cell table:formula="of:=2*[.AA13]*[.AA19]/([.AA13]+[.AA19])" office:value-type="float" office:value="0.00612914670438739" calcext:value-type="float">
            <text:p>0.00612914670438739</text:p>
          </table:table-cell>
          <table:table-cell table:formula="of:=[.AB19]" office:value-type="float" office:value="400" calcext:value-type="float">
            <text:p>400</text:p>
          </table:table-cell>
          <table:table-cell table:formula="of:=2*[.AC13]*[.AC19]/([.AC13]+[.AC19])" office:value-type="float" office:value="0.79246335684445" calcext:value-type="float">
            <text:p>0.79246335684445</text:p>
          </table:table-cell>
          <table:table-cell table:formula="of:=2*[.AD13]*[.AD19]/([.AD13]+[.AD19])" office:value-type="float" office:value="0.0212732517632888" calcext:value-type="float">
            <text:p>0.0212732517632888</text:p>
          </table:table-cell>
          <table:table-cell table:formula="of:=[.AE19]" office:value-type="float" office:value="7" calcext:value-type="float">
            <text:p>7</text:p>
          </table:table-cell>
          <table:table-cell table:formula="of:=2*[.AF13]*[.AF19]/([.AF13]+[.AF19])" office:value-type="float" office:value="0.983487418666276" calcext:value-type="float">
            <text:p>0.983487418666276</text:p>
          </table:table-cell>
          <table:table-cell table:formula="of:=2*[.AG13]*[.AG19]/([.AG13]+[.AG19])" office:value-type="float" office:value="0.000469661335900014" calcext:value-type="float">
            <text:p>0.000469661335900014</text:p>
          </table:table-cell>
          <table:table-cell table:formula="of:=[.AH19]" office:value-type="float" office:value="7" calcext:value-type="float">
            <text:p>7</text:p>
          </table:table-cell>
          <table:table-cell table:formula="of:=2*[.AI13]*[.AI19]/([.AI13]+[.AI19])" office:value-type="float" office:value="0.769843050816747" calcext:value-type="float">
            <text:p>0.769843050816747</text:p>
          </table:table-cell>
          <table:table-cell table:formula="of:=2*[.AJ13]*[.AJ19]/([.AJ13]+[.AJ19])" office:value-type="float" office:value="0.0215576542031647" calcext:value-type="float">
            <text:p>0.0215576542031647</text:p>
          </table:table-cell>
          <table:table-cell table:formula="of:=[.AK19]" office:value-type="float" office:value="5" calcext:value-type="float">
            <text:p>5</text:p>
          </table:table-cell>
          <table:table-cell table:number-columns-repeated="3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67"/>
        </table:table-row>
        <table:table-row table:style-name="ro1">
          <table:table-cell/>
          <table:table-cell table:style-name="ce2" table:number-columns-repeated="2"/>
          <table:table-cell table:number-columns-repeated="67"/>
        </table:table-row>
        <table:table-row table:style-name="ro1">
          <table:table-cell/>
          <table:table-cell table:style-name="Default" table:number-columns-repeated="2"/>
          <table:table-cell table:number-columns-repeated="67"/>
        </table:table-row>
        <table:table-row table:style-name="ro1">
          <table:table-cell/>
          <table:table-cell table:style-name="ce2" table:number-columns-repeated="2"/>
          <table:table-cell table:number-columns-repeated="6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20:42:17.004692687</meta:creation-date>
    <dc:date>2023-07-23T14:55:45.577478431</dc:date>
    <meta:editing-duration>P1DT22H11M58S</meta:editing-duration>
    <meta:editing-cycles>49</meta:editing-cycles>
    <meta:generator>LibreOffice/7.3.7.2$Linux_X86_64 LibreOffice_project/30$Build-2</meta:generator>
    <meta:document-statistic meta:table-count="1" meta:cell-count="780" meta:object-count="0"/>
  </office:meta>
</office:document-meta>
</file>